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96571"/>
    </style:style>
    <style:style style:name="P2" style:family="paragraph" style:parent-style-name="Preformatted_20_Text">
      <style:text-properties fo:language="hsb" fo:country="DE" officeooo:paragraph-rsid="00096571"/>
    </style:style>
    <style:style style:name="P3" style:family="paragraph" style:parent-style-name="Preformatted_20_Text">
      <style:text-properties officeooo:paragraph-rsid="000aded7"/>
    </style:style>
    <style:style style:name="P4" style:family="paragraph" style:parent-style-name="Preformatted_20_Text">
      <style:paragraph-properties fo:break-before="page"/>
    </style:style>
    <style:style style:name="P5" style:family="paragraph" style:parent-style-name="Preformatted_20_Text">
      <style:text-properties officeooo:paragraph-rsid="000b1891"/>
    </style:style>
    <style:style style:name="P6" style:family="paragraph" style:parent-style-name="Preformatted_20_Text">
      <style:text-properties fo:language="hsb" fo:country="DE" officeooo:paragraph-rsid="000b1891"/>
    </style:style>
    <style:style style:name="P7" style:family="paragraph" style:parent-style-name="Preformatted_20_Text">
      <style:text-properties officeooo:paragraph-rsid="000bb88d"/>
    </style:style>
    <style:style style:name="P8" style:family="paragraph" style:parent-style-name="Preformatted_20_Text">
      <style:text-properties fo:language="hsb" fo:country="DE" officeooo:paragraph-rsid="000bb88d"/>
    </style:style>
    <style:style style:name="P9" style:family="paragraph" style:parent-style-name="Preformatted_20_Text">
      <style:text-properties officeooo:paragraph-rsid="000c762f"/>
    </style:style>
    <style:style style:name="P10" style:family="paragraph" style:parent-style-name="Preformatted_20_Text">
      <style:text-properties officeooo:paragraph-rsid="002d93cc"/>
    </style:style>
    <style:style style:name="P11" style:family="paragraph" style:parent-style-name="Preformatted_20_Text">
      <style:text-properties officeooo:paragraph-rsid="000d4608"/>
    </style:style>
    <style:style style:name="P12" style:family="paragraph" style:parent-style-name="Preformatted_20_Text">
      <style:text-properties fo:language="hsb" fo:country="DE" officeooo:paragraph-rsid="000d4608"/>
    </style:style>
    <style:style style:name="P13" style:family="paragraph" style:parent-style-name="Preformatted_20_Text">
      <style:text-properties fo:language="hsb" fo:country="DE" officeooo:paragraph-rsid="000ebfdb"/>
    </style:style>
    <style:style style:name="P14" style:family="paragraph" style:parent-style-name="Preformatted_20_Text">
      <style:text-properties officeooo:paragraph-rsid="000ebfdb"/>
    </style:style>
    <style:style style:name="P15" style:family="paragraph" style:parent-style-name="Preformatted_20_Text">
      <style:text-properties officeooo:paragraph-rsid="000ed62e"/>
    </style:style>
    <style:style style:name="P16" style:family="paragraph" style:parent-style-name="Preformatted_20_Text">
      <style:text-properties officeooo:paragraph-rsid="00103348"/>
    </style:style>
    <style:style style:name="P17" style:family="paragraph" style:parent-style-name="Preformatted_20_Text">
      <style:text-properties fo:language="hsb" fo:country="DE" officeooo:paragraph-rsid="00103348"/>
    </style:style>
    <style:style style:name="P18" style:family="paragraph" style:parent-style-name="Preformatted_20_Text">
      <style:text-properties fo:language="hsb" fo:country="DE" officeooo:paragraph-rsid="001219a5"/>
    </style:style>
    <style:style style:name="P19" style:family="paragraph" style:parent-style-name="Preformatted_20_Text">
      <style:text-properties officeooo:paragraph-rsid="001219a5"/>
    </style:style>
    <style:style style:name="P20" style:family="paragraph" style:parent-style-name="Preformatted_20_Text">
      <style:text-properties officeooo:paragraph-rsid="00137d03"/>
    </style:style>
    <style:style style:name="P21" style:family="paragraph" style:parent-style-name="Preformatted_20_Text">
      <style:text-properties fo:color="#ff0000" loext:opacity="100%"/>
    </style:style>
    <style:style style:name="P22" style:family="paragraph" style:parent-style-name="Preformatted_20_Text">
      <style:text-properties officeooo:paragraph-rsid="0013b3b0"/>
    </style:style>
    <style:style style:name="P23" style:family="paragraph" style:parent-style-name="Preformatted_20_Text">
      <style:text-properties fo:language="hsb" fo:country="DE" officeooo:paragraph-rsid="0013b3b0"/>
    </style:style>
    <style:style style:name="P24" style:family="paragraph" style:parent-style-name="Preformatted_20_Text">
      <style:text-properties officeooo:paragraph-rsid="00147db5"/>
    </style:style>
    <style:style style:name="P25" style:family="paragraph" style:parent-style-name="Preformatted_20_Text">
      <style:text-properties officeooo:paragraph-rsid="00167c36"/>
    </style:style>
    <style:style style:name="P26" style:family="paragraph" style:parent-style-name="Preformatted_20_Text">
      <style:text-properties fo:language="hsb" fo:country="DE" officeooo:paragraph-rsid="00167c36"/>
    </style:style>
    <style:style style:name="P27" style:family="paragraph" style:parent-style-name="Preformatted_20_Text">
      <style:text-properties officeooo:paragraph-rsid="0017dbbe"/>
    </style:style>
    <style:style style:name="P28" style:family="paragraph" style:parent-style-name="Preformatted_20_Text">
      <style:text-properties fo:language="hsb" fo:country="DE" officeooo:paragraph-rsid="0017dbbe"/>
    </style:style>
    <style:style style:name="P29" style:family="paragraph" style:parent-style-name="Preformatted_20_Text">
      <style:text-properties fo:language="hsb" fo:country="DE" officeooo:paragraph-rsid="0019c5db"/>
    </style:style>
    <style:style style:name="P30" style:family="paragraph" style:parent-style-name="Preformatted_20_Text">
      <style:text-properties officeooo:paragraph-rsid="0019c5db"/>
    </style:style>
    <style:style style:name="P31" style:family="paragraph" style:parent-style-name="Preformatted_20_Text">
      <style:text-properties officeooo:paragraph-rsid="001a55fc"/>
    </style:style>
    <style:style style:name="P32" style:family="paragraph" style:parent-style-name="Preformatted_20_Text">
      <style:text-properties officeooo:paragraph-rsid="001b9b8f"/>
    </style:style>
    <style:style style:name="P33" style:family="paragraph" style:parent-style-name="Preformatted_20_Text">
      <style:text-properties fo:language="hsb" fo:country="DE" officeooo:paragraph-rsid="001b9b8f"/>
    </style:style>
    <style:style style:name="P34" style:family="paragraph" style:parent-style-name="Preformatted_20_Text">
      <style:text-properties officeooo:paragraph-rsid="001d2cfe"/>
    </style:style>
    <style:style style:name="P35" style:family="paragraph" style:parent-style-name="Preformatted_20_Text">
      <style:text-properties officeooo:paragraph-rsid="001e8939"/>
    </style:style>
    <style:style style:name="P36" style:family="paragraph" style:parent-style-name="Preformatted_20_Text">
      <style:text-properties fo:language="hsb" fo:country="DE" officeooo:paragraph-rsid="001e8939"/>
    </style:style>
    <style:style style:name="P37" style:family="paragraph" style:parent-style-name="Preformatted_20_Text">
      <style:text-properties officeooo:paragraph-rsid="001f615a"/>
    </style:style>
    <style:style style:name="P38" style:family="paragraph" style:parent-style-name="Preformatted_20_Text">
      <style:text-properties officeooo:paragraph-rsid="0044ad6a"/>
    </style:style>
    <style:style style:name="P39" style:family="paragraph" style:parent-style-name="Preformatted_20_Text">
      <style:text-properties fo:language="hsb" fo:country="DE" officeooo:paragraph-rsid="001f615a"/>
    </style:style>
    <style:style style:name="P40" style:family="paragraph" style:parent-style-name="Preformatted_20_Text">
      <style:text-properties officeooo:paragraph-rsid="002146a2"/>
    </style:style>
    <style:style style:name="P41" style:family="paragraph" style:parent-style-name="Preformatted_20_Text">
      <style:text-properties fo:language="hsb" fo:country="DE" officeooo:paragraph-rsid="002146a2"/>
    </style:style>
    <style:style style:name="P42" style:family="paragraph" style:parent-style-name="Preformatted_20_Text">
      <style:text-properties officeooo:paragraph-rsid="0022d9e5"/>
    </style:style>
    <style:style style:name="P43" style:family="paragraph" style:parent-style-name="Preformatted_20_Text">
      <style:text-properties fo:language="hsb" fo:country="DE" officeooo:paragraph-rsid="0022d9e5"/>
    </style:style>
    <style:style style:name="P44" style:family="paragraph" style:parent-style-name="Preformatted_20_Text">
      <style:text-properties officeooo:paragraph-rsid="0023efaa"/>
    </style:style>
    <style:style style:name="P45" style:family="paragraph" style:parent-style-name="Preformatted_20_Text">
      <style:text-properties fo:language="hsb" fo:country="DE" officeooo:paragraph-rsid="0023efaa"/>
    </style:style>
    <style:style style:name="P46" style:family="paragraph" style:parent-style-name="Preformatted_20_Text">
      <style:text-properties officeooo:paragraph-rsid="004767ce"/>
    </style:style>
    <style:style style:name="P47" style:family="paragraph" style:parent-style-name="Preformatted_20_Text">
      <style:text-properties officeooo:paragraph-rsid="0025431c"/>
    </style:style>
    <style:style style:name="T1" style:family="text">
      <style:text-properties fo:language="hsb" fo:country="DE"/>
    </style:style>
    <style:style style:name="T2" style:family="text">
      <style:text-properties officeooo:rsid="00096571"/>
    </style:style>
    <style:style style:name="T3" style:family="text">
      <style:text-properties officeooo:rsid="00266d0e"/>
    </style:style>
    <style:style style:name="T4" style:family="text">
      <style:text-properties officeooo:rsid="000aded7"/>
    </style:style>
    <style:style style:name="T5" style:family="text">
      <style:text-properties style:font-name="Liberation Mono" officeooo:rsid="0027ce48" style:font-name-asian="Noto Sans Mono CJK SC" style:font-name-complex="Liberation Mono"/>
    </style:style>
    <style:style style:name="T6" style:family="text">
      <style:text-properties officeooo:rsid="0027ce48"/>
    </style:style>
    <style:style style:name="T7" style:family="text">
      <style:text-properties officeooo:rsid="000b1891"/>
    </style:style>
    <style:style style:name="T8" style:family="text">
      <style:text-properties fo:language="hsb" fo:country="DE" officeooo:rsid="000b1891"/>
    </style:style>
    <style:style style:name="T9" style:family="text">
      <style:text-properties officeooo:rsid="0029890e"/>
    </style:style>
    <style:style style:name="T10" style:family="text">
      <style:text-properties officeooo:rsid="000bb88d"/>
    </style:style>
    <style:style style:name="T11" style:family="text">
      <style:text-properties officeooo:rsid="002b4a36"/>
    </style:style>
    <style:style style:name="T12" style:family="text">
      <style:text-properties officeooo:rsid="002ce73f"/>
    </style:style>
    <style:style style:name="T13" style:family="text">
      <style:text-properties officeooo:rsid="000c762f"/>
    </style:style>
    <style:style style:name="T14" style:family="text">
      <style:text-properties officeooo:rsid="002d93cc"/>
    </style:style>
    <style:style style:name="T15" style:family="text">
      <style:text-properties style:font-name="Liberation Mono" officeooo:rsid="002d93cc" style:font-name-asian="Noto Sans Mono CJK SC" style:font-name-complex="Liberation Mono"/>
    </style:style>
    <style:style style:name="T16" style:family="text">
      <style:text-properties officeooo:rsid="000d4608"/>
    </style:style>
    <style:style style:name="T17" style:family="text">
      <style:text-properties fo:language="hsb" fo:country="DE" officeooo:rsid="000d4608"/>
    </style:style>
    <style:style style:name="T18" style:family="text">
      <style:text-properties fo:language="hsb" fo:country="DE" officeooo:rsid="000ebfdb"/>
    </style:style>
    <style:style style:name="T19" style:family="text">
      <style:text-properties officeooo:rsid="000ebfdb"/>
    </style:style>
    <style:style style:name="T20" style:family="text">
      <style:text-properties officeooo:rsid="002f3b44"/>
    </style:style>
    <style:style style:name="T21" style:family="text">
      <style:text-properties officeooo:rsid="003009f4"/>
    </style:style>
    <style:style style:name="T22" style:family="text">
      <style:text-properties officeooo:rsid="00103348"/>
    </style:style>
    <style:style style:name="T23" style:family="text">
      <style:text-properties fo:language="hsb" fo:country="DE" officeooo:rsid="00103348"/>
    </style:style>
    <style:style style:name="T24" style:family="text">
      <style:text-properties style:font-name="Liberation Mono" officeooo:rsid="003009f4" style:font-name-asian="Noto Sans Mono CJK SC" style:font-name-complex="Liberation Mono"/>
    </style:style>
    <style:style style:name="T25" style:family="text">
      <style:text-properties fo:language="hsb" fo:country="DE" officeooo:rsid="001219a5"/>
    </style:style>
    <style:style style:name="T26" style:family="text">
      <style:text-properties officeooo:rsid="001219a5"/>
    </style:style>
    <style:style style:name="T27" style:family="text">
      <style:text-properties officeooo:rsid="00319597"/>
    </style:style>
    <style:style style:name="T28" style:family="text">
      <style:text-properties officeooo:rsid="00137d03"/>
    </style:style>
    <style:style style:name="T29" style:family="text">
      <style:text-properties fo:color="#000000" loext:opacity="100%"/>
    </style:style>
    <style:style style:name="T30" style:family="text">
      <style:text-properties fo:color="#000000" loext:opacity="100%" officeooo:rsid="0032bff1"/>
    </style:style>
    <style:style style:name="T31" style:family="text">
      <style:text-properties fo:color="#ff0000" loext:opacity="100%"/>
    </style:style>
    <style:style style:name="T32" style:family="text">
      <style:text-properties officeooo:rsid="00345509"/>
    </style:style>
    <style:style style:name="T33" style:family="text">
      <style:text-properties officeooo:rsid="0034b8f2"/>
    </style:style>
    <style:style style:name="T34" style:family="text">
      <style:text-properties officeooo:rsid="0013b3b0"/>
    </style:style>
    <style:style style:name="T35" style:family="text">
      <style:text-properties officeooo:rsid="0035101d"/>
    </style:style>
    <style:style style:name="T36" style:family="text">
      <style:text-properties officeooo:rsid="00147db5"/>
    </style:style>
    <style:style style:name="T37" style:family="text">
      <style:text-properties officeooo:rsid="0038300d"/>
    </style:style>
    <style:style style:name="T38" style:family="text">
      <style:text-properties officeooo:rsid="00167c36"/>
    </style:style>
    <style:style style:name="T39" style:family="text">
      <style:text-properties officeooo:rsid="00394589"/>
    </style:style>
    <style:style style:name="T40" style:family="text">
      <style:text-properties officeooo:rsid="0017dbbe"/>
    </style:style>
    <style:style style:name="T41" style:family="text">
      <style:text-properties officeooo:rsid="003af803"/>
    </style:style>
    <style:style style:name="T42" style:family="text">
      <style:text-properties fo:language="hsb" fo:country="DE" officeooo:rsid="0017dbbe"/>
    </style:style>
    <style:style style:name="T43" style:family="text">
      <style:text-properties officeooo:rsid="003c379f"/>
    </style:style>
    <style:style style:name="T44" style:family="text">
      <style:text-properties fo:language="hsb" fo:country="DE" officeooo:rsid="0019c5db"/>
    </style:style>
    <style:style style:name="T45" style:family="text">
      <style:text-properties officeooo:rsid="0019c5db"/>
    </style:style>
    <style:style style:name="T46" style:family="text">
      <style:text-properties officeooo:rsid="003cc10d"/>
    </style:style>
    <style:style style:name="T47" style:family="text">
      <style:text-properties officeooo:rsid="003e6e01"/>
    </style:style>
    <style:style style:name="T48" style:family="text">
      <style:text-properties officeooo:rsid="003ea50e"/>
    </style:style>
    <style:style style:name="T49" style:family="text">
      <style:text-properties officeooo:rsid="001a55fc"/>
    </style:style>
    <style:style style:name="T50" style:family="text">
      <style:text-properties officeooo:rsid="003f86ca"/>
    </style:style>
    <style:style style:name="T51" style:family="text">
      <style:text-properties officeooo:rsid="001b9b8f"/>
    </style:style>
    <style:style style:name="T52" style:family="text">
      <style:text-properties fo:language="hsb" fo:country="DE" officeooo:rsid="001b9b8f"/>
    </style:style>
    <style:style style:name="T53" style:family="text">
      <style:text-properties style:font-name="Liberation Mono" officeooo:rsid="003f86ca" style:font-name-asian="Noto Sans Mono CJK SC" style:font-name-complex="Liberation Mono"/>
    </style:style>
    <style:style style:name="T54" style:family="text">
      <style:text-properties officeooo:rsid="001d2cfe"/>
    </style:style>
    <style:style style:name="T55" style:family="text">
      <style:text-properties style:font-name="Liberation Mono" officeooo:rsid="00408b49" style:font-name-asian="Noto Sans Mono CJK SC" style:font-name-complex="Liberation Mono"/>
    </style:style>
    <style:style style:name="T56" style:family="text">
      <style:text-properties officeooo:rsid="00408b49"/>
    </style:style>
    <style:style style:name="T57" style:family="text">
      <style:text-properties officeooo:rsid="0041f554"/>
    </style:style>
    <style:style style:name="T58" style:family="text">
      <style:text-properties officeooo:rsid="001e8939"/>
    </style:style>
    <style:style style:name="T59" style:family="text">
      <style:text-properties officeooo:rsid="00431236"/>
    </style:style>
    <style:style style:name="T60" style:family="text">
      <style:text-properties officeooo:rsid="001f615a"/>
    </style:style>
    <style:style style:name="T61" style:family="text">
      <style:text-properties officeooo:rsid="0044ad6a"/>
    </style:style>
    <style:style style:name="T62" style:family="text">
      <style:text-properties style:font-name="Liberation Mono" officeooo:rsid="0044ad6a" style:font-name-asian="Noto Sans Mono CJK SC" style:font-name-complex="Liberation Mono"/>
    </style:style>
    <style:style style:name="T63" style:family="text">
      <style:text-properties fo:language="hsb" fo:country="DE" officeooo:rsid="001f615a"/>
    </style:style>
    <style:style style:name="T64" style:family="text">
      <style:text-properties officeooo:rsid="0046a684"/>
    </style:style>
    <style:style style:name="T65" style:family="text">
      <style:text-properties officeooo:rsid="002146a2"/>
    </style:style>
    <style:style style:name="T66" style:family="text">
      <style:text-properties officeooo:rsid="004767ce"/>
    </style:style>
    <style:style style:name="T67" style:family="text">
      <style:text-properties fo:language="hsb" fo:country="DE" officeooo:rsid="002146a2"/>
    </style:style>
    <style:style style:name="T68" style:family="text">
      <style:text-properties officeooo:rsid="0022d9e5"/>
    </style:style>
    <style:style style:name="T69" style:family="text">
      <style:text-properties fo:language="hsb" fo:country="DE" officeooo:rsid="0022d9e5"/>
    </style:style>
    <style:style style:name="T70" style:family="text">
      <style:text-properties style:font-name="Liberation Mono" officeooo:rsid="004767ce" style:font-name-asian="Noto Sans Mono CJK SC" style:font-name-complex="Liberation Mono"/>
    </style:style>
    <style:style style:name="T71" style:family="text">
      <style:text-properties officeooo:rsid="0023efaa"/>
    </style:style>
    <style:style style:name="T72" style:family="text">
      <style:text-properties style:font-name="Liberation Mono" officeooo:rsid="0047a1ca" style:font-name-asian="Noto Sans Mono CJK SC" style:font-name-complex="Liberation Mono"/>
    </style:style>
    <style:style style:name="T73" style:family="text">
      <style:text-properties officeooo:rsid="0047a1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38.tif.large.jpg </text:p>
      <text:p text:style-name="Preformatted_20_Text">%----------------------------------------------------------- </text:p>
      <text:p text:style-name="Preformatted_20_Text"/>
      <text:p text:style-name="P1"/>
      <text:p text:style-name="P2">%----------------------------------- </text:p>
      <text:p text:style-name="P2"/>
      <text:p text:style-name="P1"><text:span text:style-name="T1">kapitl((</text:span>List na Hebrejskich.<text:span text:style-name="T2">))</text:span></text:p>
      <text:p text:style-name="P1"/>
      <text:p text:style-name="P1"><text:span text:style-name="T2">staw((</text:span>Prěni staw.<text:span text:style-name="T2">))</text:span></text:p>
      <text:p text:style-name="P1"/>
      <text:p text:style-name="P1"><text:span text:style-name="T2">detail((</text:span>Chrystus je Boži Syn a wyši dyžli jandźeljo a wšě stworjenja.<text:span text:style-name="T2">))</text:span></text:p>
      <text:p text:style-name="P1"/>
      <text:p text:style-name="P1"><text:span text:style-name="T2">detail((</text:span>Epistola na 2. swjedźeń hodow.<text:span text:style-name="T2">))</text:span> </text:p>
      <text:p text:style-name="Preformatted_20_Text"/>
      <text:p text:style-name="P2">%----------------------------------- </text:p>
      <text:p text:style-name="P2"/>
      <text:p text:style-name="P1">1. [Jako Bóh wjele mol a ze wšelkim wašnjom zastarsku k wót<text:span text:style-name="T3">c</text:span>am přez profetow rěčał je: </text:p>
      <text:p text:style-name="Preformatted_20_Text"/>
      <text:p text:style-name="Preformatted_20_Text">2. Dha je wón w tych poslenich dnjach k nam rěčał přez Syna, kotrehož wón k herbej wšitkeho je postajił, přez kotrehož tež tón swět stworił je. <text:span text:style-name="T2">ref((</text:span>P<text:span text:style-name="T3">s</text:span>. 2, 8. Jan. 1, 10.<text:span text:style-name="T2">))</text:span> </text:p>
      <text:p text:style-name="Preformatted_20_Text"/>
      <text:p text:style-name="P1">3. Tón, dokelž wón je ta jasnosć jeho krasnosće a ta podobnosć jeho byća, a njese wšitke wěcy ze swojim mócnym słowom a je to <text:span text:style-name="T4">w</text:span>učisćenje našich hrěchow sčinił přez so sam, dha je so sydnył k prawicy na stoł teje najwjetšeje krasnosće we wysokosći; <text:span text:style-name="T2">ref((</text:span>Kn. mudr. 7, 26. Kol. 1, 15. 2 Kor. 4, 4. Hebr. 9, 14. 26.<text:span text:style-name="T2">))</text:span></text:p>
      <text:p text:style-name="Preformatted_20_Text"/>
      <text:p text:style-name="P1">4. A je tak wjele lěpši, dyžli jandźeljo, kak wjele wyše mjeno wón přez nich herbował je. <text:span text:style-name="T2">ref((</text:span>Phil. 2, 9.<text:span text:style-name="T2">))</text:span></text:p>
      <text:p text:style-name="Preformatted_20_Text"/>
      <text:p text:style-name="P3">5. Přetož k<text:span text:style-name="T3">e</text:span> kotremu jandźelej je wón hdy prajił: Ty sy mój Syn, dźensa sym ja će płodźił? A pak zaso: Ja budu jeho Wótc a wón budźe mój Syn? <text:span text:style-name="T2">ref((</text:span>P<text:span text:style-name="T3">s</text:span>. 2, 72. 2 Sam. 7, 14.<text:span text:style-name="T4">))</text:span></text:p>
      <text:p text:style-name="P3"/>
      <text:p text:style-name="P3"/>
      <text:p text:style-name="P3"/>
      <text:p text:style-name="P3"/>
      <text:p text:style-name="P3"/>
      <text:p text:style-name="P3"/>
      <text:p text:style-name="P4"><text:s/></text:p>
      <text:p text:style-name="Preformatted_20_Text">%----------------------------------- </text:p>
      <text:p text:style-name="Preformatted_20_Text">% https://digital.slub-dresden.de/data/kitodo/BibltojeZ_478590679/BibltojeZ_478590679_tif/jpegs/00001639.tif.large.jpg </text:p>
      <text:p text:style-name="Preformatted_20_Text">%----------------------------------------------------------- </text:p>
      <text:p text:style-name="Preformatted_20_Text"/>
      <text:p text:style-name="P3">6. A wospjet, jako wón teho prěnjeho narodźeneho Syna do swěta nutř wjedźe, rjeknje wón: A dyrbja wšitcy Boži jandźeljo so k njemu modlić.<text:span text:style-name="T5">]</text:span> <text:span text:style-name="T2">ref((</text:span>P<text:span text:style-name="T6">s</text:span>. 97, 7.<text:span text:style-name="T4">))</text:span></text:p>
      <text:p text:style-name="P3"/>
      <text:p text:style-name="P3">7. Wot jandźelow tež derje praji: Wón čini swojich jandźelow duchow a swojich słužomnikow wohenjowe płomjenja. <text:span text:style-name="T2">ref((</text:span>P<text:span text:style-name="T6">s</text:span>. 104, 4.<text:span text:style-name="T4">))</text:span></text:p>
      <text:p text:style-name="Preformatted_20_Text"/>
      <text:p text:style-name="P3">8. Ale k Synej rjeknje: Twój stoł, Božo, je wot wěčnosće hač do wěčnosće; tón ceptar twojeho kralestwa je runy ceptar. <text:span text:style-name="T2">ref((</text:span>P<text:span text:style-name="T6">s</text:span>. 45, 7.<text:span text:style-name="T4">))</text:span></text:p>
      <text:p text:style-name="P3"/>
      <text:p text:style-name="P3">9. Ty sy prawdosć lubował a njeprawosć hidźił, teho dla je će, Božo, twój Bóh žałbował z wolijom teje wjesołosće, bóle dyžli twojich towaršow. <text:span text:style-name="T2">ref((</text:span>P<text:span text:style-name="T6">s</text:span>. 45, 8. Jap. zk. 10, 38.<text:span text:style-name="T4">))</text:span></text:p>
      <text:p text:style-name="P3"/>
      <text:p text:style-name="P3">10. A ty, Knježe, sy w spočatku zemju załožił, a njebjesa su twojich rukow dźěło. <text:span text:style-name="T2">ref((</text:span>P<text:span text:style-name="T6">s</text:span>. 102, 26.<text:span text:style-name="T4">))</text:span></text:p>
      <text:p text:style-name="P3"/>
      <text:p text:style-name="P3">11. Te budźa zahinyć, ty pak wo<text:span text:style-name="T6">s</text:span>tanješ; a wone budźa so wšě ze<text:span text:style-name="T6">s</text:span>tarić jako drasta, <text:span text:style-name="T2">ref((</text:span>Jez. 51, 6. 2 Pětr. 3, 10.<text:span text:style-name="T4">))</text:span></text:p>
      <text:p text:style-name="P3"/>
      <text:p text:style-name="Preformatted_20_Text">12. A kaž płat budźeš je zwinyć, a woni so budźa přewobroćić. Ty pak sy tón samy, kiž sy, a twoje lěta njebudźa přestać. </text:p>
      <text:p text:style-name="Preformatted_20_Text"/>
      <text:p text:style-name="P5">1<text:span text:style-name="T7">3</text:span>. K kotremu jandźelej pak je wón hdy prajił: Syń so k mojej prawicy, hač ja połožu twojich njepřećelow za podnóžki twojich nohow? <text:span text:style-name="T2">ref((</text:span>P<text:span text:style-name="T6">s</text:span>. 110, 1. Mat. 22, 44.<text:span text:style-name="T7">))</text:span></text:p>
      <text:p text:style-name="P5"/>
      <text:p text:style-name="P5">14. Njejsu woni wšitcy słužowni duchojo, pósłani na słužbu tych samych dla, kiž budźa zbóžnosć herbować? <text:span text:style-name="T2">ref((</text:span>P<text:span text:style-name="T6">s</text:span>. 34, 8. P<text:span text:style-name="T6">s</text:span>. 91, 11. 12.<text:span text:style-name="T7">))</text:span> </text:p>
      <text:p text:style-name="Preformatted_20_Text"/>
      <text:p text:style-name="P6">%----------------------------------- </text:p>
      <text:p text:style-name="P6"/>
      <text:p text:style-name="P5"><text:span text:style-name="T8">staw((</text:span>2. staw.<text:span text:style-name="T7">))</text:span> </text:p>
      <text:p text:style-name="P5"/>
      <text:p text:style-name="P5"><text:span text:style-name="T7">detail((</text:span>Wučbu wo Chrystusu mamy p<text:span text:style-name="T6">ř</text:span>iwzać.<text:span text:style-name="T7">))</text:span></text:p>
      <text:p text:style-name="P5"/>
      <text:p text:style-name="P6">%----------------------------------- </text:p>
      <text:p text:style-name="P5"/>
      <text:p text:style-name="Preformatted_20_Text">1. Teho dla dyrbimy my čim bóle swěru kedźbować na to słowo, kotrež my słyšimy, zo bychmy nihdźe njep<text:span text:style-name="T6">ř</text:span>ećekli; </text:p>
      <text:p text:style-name="Preformatted_20_Text"/>
      <text:p text:style-name="P5">2. Přetož hdyž to słowo twjerde je sčinjene, kotrež přez jandźelow je rěčane, a kóžde přestupjenje a njeposłušno<text:span text:style-name="T6">s</text:span>ć swoje prawe myto je dóstała; <text:span text:style-name="T2">ref((</text:span>Jap. zk. 7, 53. Gal. 3, 19.<text:span text:style-name="T7">))</text:span></text:p>
      <text:p text:style-name="Preformatted_20_Text"/>
      <text:p text:style-name="P5">3. Kak chcyli my wuńć, hdy bychmy z tajkej krasnej zbóžnosću ničo njerodźili? kotraž najprjedy wupowjedana je přez teho Knjeza, potom pak je přez tych, kiž jeho su słyšeli, nad nami wobtwjerdźena; <text:span text:style-name="T2">ref((</text:span>St. 10, 29. St. 12, 25.<text:span text:style-name="T7">))</text:span></text:p>
      <text:p text:style-name="P5"><text:s/></text:p>
      <text:p text:style-name="P5">4. Temu je Bóh p<text:span text:style-name="T6">ř</text:span>iswědčił z zejchami, z dźiwami a ze wšelkimi mócnymi skutkami a z wudźělenjom teho swjateho Ducha po swojej woli. <text:span text:style-name="T2">ref((</text:span>Mark. 16, 20. Jap. zk. 2, 4. 1 Kor. 12, 11.<text:span text:style-name="T7">))</text:span></text:p>
      <text:p text:style-name="P5"/>
      <text:p text:style-name="P5">5. Přetož wón njeje jandźelam podał tón přichodny swět, wot kotrehož my rěčimy. <text:span text:style-name="T2">ref((</text:span>2 Pětr. 3, 13.<text:span text:style-name="T7">))</text:span></text:p>
      <text:p text:style-name="P5"/>
      <text:p text:style-name="P5">6. Jedyn pak wobswědči na jednym měsće a praji: Što je čłowjek, zo na njeho <text:soft-page-break/><text:span text:style-name="T6">s</text:span>pominaš, abo č<text:span text:style-name="T6">ł</text:span>oró<text:span text:style-name="T6">s</text:span>ki syn, zo jeho domapytaš? <text:span text:style-name="T2">ref((</text:span>P<text:span text:style-name="T6">s</text:span>. 8, 5.<text:span text:style-name="T7">))</text:span></text:p>
      <text:p text:style-name="P5"/>
      <text:p text:style-name="P5"><text:s/></text:p>
      <text:p text:style-name="P5">7. Ty sy jeho mału chwilu mjeńšeho sčinił, dyžli jandźelow; ale z česću a z krasnosću sy jeho krónował a sy jeho Knjeza sčinił na skutkach swojeju rukow; <text:span text:style-name="T2">ref((</text:span>Mat. 28, 18. Eph. 1, 22.<text:span text:style-name="T7">))</text:span></text:p>
      <text:p text:style-name="P5"><text:s/></text:p>
      <text:p text:style-name="P5">8. Wšitko sy pod jeho nohi podał. A podawši jemu wšitko njeje wón ničo wostajił, štož by jemu poddane njebyło; nětk my pak hišće njewidźimy, zo by jemu wšitko poddane było. <text:span text:style-name="T2">ref((</text:span>1 Kor. 15, 27.<text:span text:style-name="T7">))</text:span></text:p>
      <text:p text:style-name="P5"><text:s/></text:p>
      <text:p text:style-name="P5">9. Ale teho, kotryž na mału chwilu nižši był je dyžli jandźeljo, widźimy my, zo je Jezus smjerće ćerpjenja dla krónowany z česću a z krasnosću, zo by wón z Božej hnadu za wšitkich smjerć woptał. <text:span text:style-name="T2">ref((</text:span>Phil. 2, 8. 9. 1 Jan. 2, 2.<text:span text:style-name="T7">))</text:span></text:p>
      <text:p text:style-name="P5"><text:s/></text:p>
      <text:p text:style-name="P5">10. Přetož přistojne bě temu, kotrehož dla wšitke wěcy su a přez kotrehož wšitke wěcy su, zo by wón teho sameho, kiž je wjele dźěći k tej krasnosći přiwjedł, jako teho wodźerja jich zbóžnosće přez ćerpjenje dokonjaneho sčinił. <text:span text:style-name="T2">ref((</text:span>Jan. 1, 3. Rom. 11, 36.<text:span text:style-name="T7">))</text:span></text:p>
      <text:p text:style-name="P5"/>
      <text:p text:style-name="P5"/>
      <text:p text:style-name="P5"/>
      <text:p text:style-name="P4"><text:s/></text:p>
      <text:p text:style-name="Preformatted_20_Text">%----------------------------------- </text:p>
      <text:p text:style-name="Preformatted_20_Text">% https://digital.slub-dresden.de/data/kitodo/BibltojeZ_478590679/BibltojeZ_478590679_tif/jpegs/00001640.tif.large.jpg </text:p>
      <text:p text:style-name="Preformatted_20_Text">%----------------------------------------------------------- </text:p>
      <text:p text:style-name="Preformatted_20_Text"/>
      <text:p text:style-name="Preformatted_20_Text">11. Přetož wšitcy su wot jeneho, tón, kiž swjeći, a ći, kiž swjećeni budźa. Teho dla wón so tež njehańbuje jich bratrow mjenować, </text:p>
      <text:p text:style-name="Preformatted_20_Text"/>
      <text:p text:style-name="P5">12. A praji: Ja chcu twoje mjeno připowědać swojim bratram a chcu će chwalić w zhromadźiznach. <text:span text:style-name="T2">ref((</text:span>P<text:span text:style-name="T9">s</text:span>. 22, 23. Jan. 20, 17.<text:span text:style-name="T7">))</text:span></text:p>
      <text:p text:style-name="P5"><text:s/></text:p>
      <text:p text:style-name="P5">13. A zaso: Ja budu so na njeho <text:span text:style-name="T9">s</text:span>pušćeć. A zaso: Hlaj, tu sym ja a te dźěći, kotrež mi Bóh dał je. <text:span text:style-name="T2">ref((</text:span>P<text:span text:style-name="T9">s</text:span>. 18, 2. 3. Jez. 8, 17. 16.<text:span text:style-name="T7">))</text:span></text:p>
      <text:p text:style-name="P5"><text:s/></text:p>
      <text:p text:style-name="P5">14. Dokelž teho dla te dźěći ćěło a krej maju, je wón runje tež to same dóstał, zo by wón přez tu smjerć temu móc wzał, kiž móc smjerće měješe, to je temu čertej, <text:span text:style-name="T2">ref((</text:span>Hoz. 13, 14. 1 Kor. 15, 54. 55. 2 Tim. 1, 10.<text:span text:style-name="T7">))</text:span></text:p>
      <text:p text:style-name="P5"><text:s/></text:p>
      <text:p text:style-name="P5">15. A by wupušćił tych, kotřiž smjertneje bojosće dla swoje žiwe dny k słužbje wotsudźeni běchu. <text:span text:style-name="T2">ref((</text:span><text:span text:style-name="T9">L</text:span>uk. 1, 74.<text:span text:style-name="T7">))</text:span></text:p>
      <text:p text:style-name="P5"><text:s/></text:p>
      <text:p text:style-name="Preformatted_20_Text">16. Přetož wón nihdźe jandźelow na so njewozmje, ale symjo Abrahamowe wón na so wozmje. </text:p>
      <text:p text:style-name="Preformatted_20_Text"/>
      <text:p text:style-name="P5">17. Teho dla dyrbješe wón wšitkim swojim bratram podobny być, zo by smilny był a swěrny wyši měšnik před Bohom, k wučisćenju hrěchow teho luda. <text:span text:style-name="T2">ref((</text:span>St. 4, 15. Phil. 2, 7.<text:span text:style-name="T7">))</text:span></text:p>
      <text:p text:style-name="P5"/>
      <text:p text:style-name="P5">18. Přetož z teho, zo wón ćerpił je a je spytany, móže wón tež pomhać tym, kotřiž spytani budźa. <text:span text:style-name="T2">ref((</text:span>St. 4, 15. 16.<text:span text:style-name="T7">))</text:span></text:p>
      <text:p text:style-name="P5"><text:s/></text:p>
      <text:p text:style-name="P6">%----------------------------------- </text:p>
      <text:p text:style-name="P6"/>
      <text:p text:style-name="P5"><text:span text:style-name="T8">staw((</text:span>3. staw.<text:span text:style-name="T7">))</text:span> </text:p>
      <text:p text:style-name="P5"/>
      <text:p text:style-name="P5"><text:span text:style-name="T7">detail((</text:span>Chrystusa, wosebneho wučerja noweho zakonja, mamy posłuchać.<text:span text:style-name="T7">))</text:span></text:p>
      <text:p text:style-name="P5"/>
      <text:p text:style-name="P6">%----------------------------------- </text:p>
      <text:p text:style-name="P5"/>
      <text:p text:style-name="P5">1. Teho dla, swjeći bratřa, kiž wy sobu powołani sće přez njebjeske powołanje, kedźbujće na teho japoštoła a wyšeho měšnika, kotrehož my póznajemy, Chrystusa Jezusa, <text:span text:style-name="T2">ref((</text:span>St. 4, 14.<text:span text:style-name="T7">))</text:span></text:p>
      <text:p text:style-name="Preformatted_20_Text"/>
      <text:p text:style-name="P5">2. Kiž je swěrny temu, kotryž jeho postajił je, jako tež Mójzas je był we jeho cyłym domje. <text:span text:style-name="T2">ref((</text:span>4 mójz. 12, 7.<text:span text:style-name="T7">))</text:span></text:p>
      <text:p text:style-name="P5"><text:s/></text:p>
      <text:p text:style-name="Preformatted_20_Text">3. Tón pak je wjetšeje česće dostojny, dyžli Mójzas; čim wjetšu česć tón na domje ma, kiž jón twari, dyžli dom sam. </text:p>
      <text:p text:style-name="Preformatted_20_Text"/>
      <text:p text:style-name="P5">4. Přetož kóždy dom budźe wot někoho twarjeny; ale tón, kiž wšitke wěcy twari, je Bóh. <text:span text:style-name="T2">ref((</text:span>2 Kor. 5, 5. 17. 18.<text:span text:style-name="T7">))</text:span></text:p>
      <text:p text:style-name="P5"><text:s/></text:p>
      <text:p text:style-name="Preformatted_20_Text">5. A Mójzas běše derje swěrny we jeho cyłym domje, jako wotročk, k wobswědčenju teho, štož potom dyrbješe być prajene; </text:p>
      <text:p text:style-name="Preformatted_20_Text"/>
      <text:p text:style-name="P5">6. Ale Chrystus je swěrny, jako Syn na swojim domje; kotrehož dom my smy, jeli zo my jeno to dowěrjenje a tu chwalbu teje nadźije hač do kónca twjerdźe zachowamy. <text:span text:style-name="T2">ref((</text:span><text:span text:style-name="T9">Š</text:span>t. 14.<text:span text:style-name="T7">))</text:span></text:p>
      <text:p text:style-name="P5"><text:s/></text:p>
      <text:p text:style-name="P5">7. Teho dla kaž tón swjaty Duch praji: Dźensa, hdyž wy jeho hłós słyšiće, <text:span text:style-name="T2">ref((</text:span>P<text:span text:style-name="T9">s</text:span>. 95, 8. St. 4, 7.<text:span text:style-name="T7">))</text:span></text:p>
      <text:p text:style-name="P5"/>
      <text:p text:style-name="P5"><text:soft-page-break/><text:s/></text:p>
      <text:p text:style-name="P5">8. Dha njestwjerdźće swoje wutroby, jako so sta w rozzłobjenju, na dnju teho spytowanja w pusćinje, <text:span text:style-name="T2">ref((</text:span>2 Mój. 17, 2. 7.<text:span text:style-name="T7">))</text:span> </text:p>
      <text:p text:style-name="Preformatted_20_Text"/>
      <text:p text:style-name="Preformatted_20_Text">9. Hdyž mje waši wótcojo spytowachu, woni mje wobhonichu a widźichu moje skutki přez štyrcyći lět; </text:p>
      <text:p text:style-name="Preformatted_20_Text"/>
      <text:p text:style-name="Preformatted_20_Text">10. Teho dla ro<text:span text:style-name="T9">z</text:span>hněwach ja so na tón narod a dźach: To su ći ludźo, kotrychž wutroba přeco błudźi; a woni njechadźa moje puće póznać, </text:p>
      <text:p text:style-name="Preformatted_20_Text"/>
      <text:p text:style-name="P5">11. <text:span text:style-name="T9">Z</text:span>o so přisahach w swojim hněwje, zo woni k mojemu wotpočinku přińć njedyrbja. <text:span text:style-name="T2">ref((</text:span>4 Mójz. 14, 23. 28. 35.<text:span text:style-name="T7">))</text:span></text:p>
      <text:p text:style-name="P5"><text:s/></text:p>
      <text:p text:style-name="P5">12. Tak hladajće so, lubi bratřa, zo by nihdźe nichtó bjez wami złu njewěrnu wutrobu njeměł, kotraž by wot<text:span text:style-name="T9">s</text:span>tupiła wot žiweho Boha; <text:span text:style-name="T2">ref((</text:span>5 Mójz. 29, 18.<text:span text:style-name="T7">))</text:span></text:p>
      <text:p text:style-name="P5"><text:s/></text:p>
      <text:p text:style-name="P5">13. Ale napominajće so sami kóždy dźeń, tak dołho, jako so dźensa praji, zo by nichtó bjez wami <text:span text:style-name="T9">s</text:span>twjerdnjeny njebył přez zjebanje tych hrěchow. <text:span text:style-name="T2">ref((</text:span>Mat. 18, 15. 1 Thes. 5, 11. 14.<text:span text:style-name="T7">))</text:span></text:p>
      <text:p text:style-name="P5"/>
      <text:p text:style-name="Preformatted_20_Text">14. Přetož my smy Chrystusa dóstali, jeli zo my jeno tón spočatk teho załoženja hač do kónca twjerdy zachowamy; </text:p>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1.tif.large.jpg </text:p>
      <text:p text:style-name="Preformatted_20_Text">%----------------------------------------------------------- </text:p>
      <text:p text:style-name="Preformatted_20_Text"/>
      <text:p text:style-name="P7">15. W tym jako prajene budźe: Dźensa, hdyž wy jeho hłós słyšiće, dha njestwjerdźće swoje wutroby, jako so sta w tym rozzłobjenju. <text:span text:style-name="T2">ref((</text:span>St. 4, 7.<text:span text:style-name="T10">))</text:span></text:p>
      <text:p text:style-name="Preformatted_20_Text"/>
      <text:p text:style-name="Preformatted_20_Text">16. Přetož někotři, jako słyšachu, načinichu woni to ro<text:span text:style-name="T11">z</text:span>złobjenje; nic tola wšitcy, kiž z Egyptowskeje wuńdźechu přez Mójzasa. </text:p>
      <text:p text:style-name="Preformatted_20_Text"/>
      <text:p text:style-name="P7">17. Na kotrych wón so pak rozhněwa přez štyrcyći lět? Njeje temu tak, zo na tych, kiž zhrěšichu, kotrychž ćěła w pusćinje padźechu? <text:span text:style-name="T2">ref((</text:span>4 Mójz. 14, 36.<text:span text:style-name="T10">))</text:span></text:p>
      <text:p text:style-name="P7"><text:s/></text:p>
      <text:p text:style-name="Preformatted_20_Text">18. Kotrym wón so pak p<text:span text:style-name="T11">ř</text:span>isahnu, zo njedyrbja k jeho wotpočinku přińć, chiba tym njewěrnym? </text:p>
      <text:p text:style-name="Preformatted_20_Text"/>
      <text:p text:style-name="Preformatted_20_Text">19. A my widźimy, zo su njemóhli tam nutř přińć teje njewěry dla. </text:p>
      <text:p text:style-name="Preformatted_20_Text"/>
      <text:p text:style-name="P8">%----------------------------------- </text:p>
      <text:p text:style-name="P8"/>
      <text:p text:style-name="P7"><text:span text:style-name="T8">staw((</text:span>4. staw.<text:span text:style-name="T10">))</text:span></text:p>
      <text:p text:style-name="P7"/>
      <text:p text:style-name="P7"><text:span text:style-name="T10">detail((</text:span>Kak k Chrystusowemu wotpočinkej přińć móžemy.<text:span text:style-name="T10">))</text:span></text:p>
      <text:p text:style-name="Preformatted_20_Text"/>
      <text:p text:style-name="P8">%----------------------------------- </text:p>
      <text:p text:style-name="P8"/>
      <text:p text:style-name="P7">1. <text:span text:style-name="T12">B</text:span>ójmy so teho dla, zo bychmy tón slub, tam nutř přińć k jeho wotpočinku, nje<text:span text:style-name="T12">s</text:span>komdźili, a zo by žadyn wot nas z posledy njewo<text:span text:style-name="T12">s</text:span>tał. </text:p>
      <text:p text:style-name="Preformatted_20_Text"/>
      <text:p text:style-name="Preformatted_20_Text">2. Přetož nam je tež dobre powje<text:span text:style-name="T12">s</text:span>two připowědane, runje jako tamnym; ale tamnym to słyšane słowo ničo njepomhaše, dokelž njewěrjachu ći, kiž jo słyšachu. </text:p>
      <text:p text:style-name="Preformatted_20_Text"/>
      <text:p text:style-name="P7">3. Přetož my, kiž wěrimy, dźemy k wotpočinku, jako wón praji: <text:span text:style-name="T12">Z</text:span>o ja so přisahach w swojim hněwje, woni njedyrbja k mojemu wotpočinku přińć. A wšak, jako te skutki wot załoženja teho swěta běchu dokonjane, <text:span text:style-name="T2">ref((</text:span>P<text:span text:style-name="T12">s</text:span>. 95, 11.<text:span text:style-name="T10">))</text:span></text:p>
      <text:p text:style-name="Preformatted_20_Text"/>
      <text:p text:style-name="P7">4. Dźeše wón na jednym měsće wot sedmeho dnja tak: A Bóh wotpočowaše tón sedmy dźeń wot wšitkich swojich skutkow. <text:span text:style-name="T2">ref((</text:span>1 Mójz. 2, 2.<text:span text:style-name="T10">))</text:span></text:p>
      <text:p text:style-name="P7"/>
      <text:p text:style-name="Preformatted_20_Text">5. A tudy na tym měsće zaso: Woni njedyrbja přińć k mojemu wotpočinku. </text:p>
      <text:p text:style-name="Preformatted_20_Text"/>
      <text:p text:style-name="Preformatted_20_Text">6. Dokelž teho dla hišće zbytne je, zo někotři dyrbja k temu samemu přińć, a ći, kotrymž najprjedy bě připowědane, njejsu k temu samemu přišli, teje njewěry dla; </text:p>
      <text:p text:style-name="Preformatted_20_Text"/>
      <text:p text:style-name="P7">7. Tuž postaji wón zaso jedyn dźeń, dźensa, přez Dawida prajuj<text:span text:style-name="T12">c</text:span>y, po tak dołhim času, jako hižom prajene je: Dźensa, hdyž wy jeho hłós słyšiće, dha njestwjerdźće swoje wutroby. <text:span text:style-name="T2">ref((</text:span>St. 3, 7.<text:span text:style-name="T10">))</text:span></text:p>
      <text:p text:style-name="Preformatted_20_Text"/>
      <text:p text:style-name="Preformatted_20_Text">8. Přetož hdy by jich Jozua k wotpočinku přiwjedł, njebudźiše wón potom wot druheho dnja prajił. </text:p>
      <text:p text:style-name="Preformatted_20_Text"/>
      <text:p text:style-name="Preformatted_20_Text">9. Teho dla je hišće druhi sabatny wotpočink wostajeny Božemu ludu. </text:p>
      <text:p text:style-name="Preformatted_20_Text"/>
      <text:p text:style-name="P7">10. Přetož štóž k jeho wotpočinku je přišoł, tón samy wotpočuje tež wot swojich skutkow, runje jako Bóh wot tych swojich. <text:span text:style-name="T2">ref((</text:span>Zjew. 14, 13.<text:span text:style-name="T10">))</text:span></text:p>
      <text:p text:style-name="Preformatted_20_Text"/>
      <text:p text:style-name="P7">11. <text:span text:style-name="T12">C</text:span>hwatajmy teho dla za tym, zo bychmy nutř přišli k temu samemu wotpočinku, zo by něhdźe něchtó njezapanuł do tamneho znamjenja teje njewěry.</text:p>
      <text:p text:style-name="P7"/>
      <text:p text:style-name="P7"/>
      <text:p text:style-name="P7"/>
      <text:p text:style-name="P7"><text:soft-page-break/><text:s/></text:p>
      <text:p text:style-name="P7">12. Přetož žiwe je Bože słowo a mócne a wótriše dyžli žadyn na woběmaj bokomaj wótry mječ, a p<text:span text:style-name="T12">ř</text:span>edrje so, hač so ro<text:span text:style-name="T12">z</text:span>dźělitaj duša a duch, tež kosće a mozy, a rozeznaje mysle a zdaće teje wutroby; <text:span text:style-name="T2">ref((</text:span>Jer. 23. 29. Prěd. 12, 11.<text:span text:style-name="T10">))</text:span> </text:p>
      <text:p text:style-name="P7"/>
      <text:p text:style-name="P7">13. A njeje žane stworjenje před nim njewidźomne, ale wšitko je nahe a wotkryte před jeho wočomaj, wot teho my rěčimy. <text:span text:style-name="T2">ref((</text:span>Sir. <text:span text:style-name="T12">1</text:span>5, 19. St. 23, 28.<text:span text:style-name="T10">))</text:span> </text:p>
      <text:p text:style-name="P7"/>
      <text:p text:style-name="P8">%----------------------------------- </text:p>
      <text:p text:style-name="P8"/>
      <text:p text:style-name="P7"><text:span text:style-name="T8">staw((</text:span>5. Staw.<text:span text:style-name="T10">))</text:span></text:p>
      <text:p text:style-name="P7"/>
      <text:p text:style-name="P7"><text:span text:style-name="T10">detail((</text:span>Chrystus a Aaron porno sebi dźeržanaj.<text:span text:style-name="T10">))</text:span></text:p>
      <text:p text:style-name="P7"/>
      <text:p text:style-name="P7"><text:span text:style-name="T10">detail((</text:span>Tekst na njedźelu Jnvocavit. IV.<text:span text:style-name="T10">))</text:span></text:p>
      <text:p text:style-name="P7"><text:s/></text:p>
      <text:p text:style-name="P8">%----------------------------------- </text:p>
      <text:p text:style-name="P7"><text:span text:style-name="T8"/></text:p>
      <text:p text:style-name="Preformatted_20_Text">14. [Dokelž teho dla wulkeho wyšeho měšnika mamy, Jezusa, teho Syna Božeho, kiž je k njebjesam <text:span text:style-name="T12">s</text:span>tpił; dha dźeržmny so teho póznaća. </text:p>
      <text:p text:style-name="Preformatted_20_Text"/>
      <text:p text:style-name="P9">15. Přetož my nimamy tajkeho wyšeho měšnika, kiž by njemohł ćerpjenje měć z našej słabo<text:span text:style-name="T12">s</text:span>ću, ale kiž spytany je we wšitkim runje jako my, ale bjez hrěcha. <text:span text:style-name="T2">ref((</text:span>St. 2, 17.<text:span text:style-name="T13">))</text:span></text:p>
      <text:p text:style-name="P9"/>
      <text:p text:style-name="P9"/>
      <text:p text:style-name="P9"/>
      <text:p text:style-name="P9"/>
      <text:p text:style-name="P4"><text:s/></text:p>
      <text:p text:style-name="Preformatted_20_Text">%----------------------------------- </text:p>
      <text:p text:style-name="Preformatted_20_Text">% https://digital.slub-dresden.de/data/kitodo/BibltojeZ_478590679/BibltojeZ_478590679_tif/jpegs/00001642.tif.large.jpg </text:p>
      <text:p text:style-name="Preformatted_20_Text">%----------------------------------------------------------- </text:p>
      <text:p text:style-name="P9"><text:s/></text:p>
      <text:p text:style-name="P10">16. Přistupmy teho dla z chrobłosću k temu <text:span text:style-name="T14">s</text:span>tołu teje hnady, zo bychmy smilnosć dóstali a hnadu namakali na tón čas, hdyž nam pomocy trjeba budźe.<text:span text:style-name="T15">]</text:span> </text:p>
      <text:p text:style-name="P10"/>
      <text:p text:style-name="P10"><text:span text:style-name="T2">ref((</text:span>St. 5. <text:span text:style-name="T14">Š</text:span>t. <text:span text:style-name="T14">1.</text:span><text:span text:style-name="T16">))</text:span> Přetož kóždy wyši měšnik, kiž z čłowjekow budźe wzaty, budźe za čłowjekow postajeny na to, štož Bohu słuša, to je, zo by woprował dary a wopory za hrěchi; </text:p>
      <text:p text:style-name="Preformatted_20_Text"/>
      <text:p text:style-name="P11">2. Kiž by mohł přistojne ćerpjenje měć z tymi, kotřiž su njewědomni a błudźa, dokelž wón sam tež wobdaty je ze słabo<text:span text:style-name="T14">s</text:span>ću. <text:span text:style-name="T2">ref((</text:span>St. 4, 15.<text:span text:style-name="T16">))</text:span> </text:p>
      <text:p text:style-name="Preformatted_20_Text"/>
      <text:p text:style-name="P11">3. A teje dla dyrbi wón, runje jako za lud, tak tež sam za so woprować za te hrěchi. <text:span text:style-name="T2">ref((</text:span>3 Mójz. 9, 7. St. 16, 3.<text:span text:style-name="T16">))</text:span></text:p>
      <text:p text:style-name="P11"><text:s/></text:p>
      <text:p text:style-name="P11">4. A nichtó sebi sam teje česće njewozmje, ale kotryž je powołany wot Boha, runje jako tež Aaron. <text:span text:style-name="T2">ref((</text:span>2 Mójz. 28, 1.<text:span text:style-name="T16">))</text:span></text:p>
      <text:p text:style-name="P11"><text:s/></text:p>
      <text:p text:style-name="P11">5. Tak tež Chrystus njeje sam sebi teje česće wzał, zo by wyši měšnik był, ale tón je jemu tu česć dał, kiž k njemu je rjekł: Ty sy mój Syn, dźensa sym ja će spłodźił. <text:span text:style-name="T2">ref((</text:span>P<text:span text:style-name="T14">s</text:span>. 2, 7.<text:span text:style-name="T16">))</text:span> </text:p>
      <text:p text:style-name="Preformatted_20_Text"/>
      <text:p text:style-name="P11">6. Jako wón tež na druhim měsće praji: Ty sy měšnik do wěčnosće, po rjadu <text:span text:style-name="T14">Melchzedechowym</text:span>. <text:span text:style-name="T2">ref((</text:span>P<text:span text:style-name="T14">s</text:span>. 110, 4.<text:span text:style-name="T16">))</text:span></text:p>
      <text:p text:style-name="P11"/>
      <text:p text:style-name="P12">%----------------------------------- </text:p>
      <text:p text:style-name="P12"/>
      <text:p text:style-name="P11"><text:span text:style-name="T17">detail((</text:span>Tekst na njedźelu Palmarum. IV.<text:span text:style-name="T16">))</text:span></text:p>
      <text:p text:style-name="Preformatted_20_Text"/>
      <text:p text:style-name="P12">%----------------------------------- </text:p>
      <text:p text:style-name="P12"/>
      <text:p text:style-name="P11">7. [A wón je w tych dnjach swojeho ćěła modlitwu a próstwu z wulkim wołanjom a ze sylzami woprował k temu, kiž jemu wot smjerće pomhać móžeše; a je tež wusłyšany, teho dla zo wón Boha w česći měješe;</text:p>
      <text:p text:style-name="P11"><text:s/></text:p>
      <text:p text:style-name="Preformatted_20_Text">8. A hač runje Boži Syn běše, je wón wšak z teho, štož ćerpješe, tu posłušnosć wuknył; </text:p>
      <text:p text:style-name="Preformatted_20_Text"/>
      <text:p text:style-name="Preformatted_20_Text">9. A jako wón dokonjany bě, je wón wšitkim, kotřiž jemu posłušni su, pomhał k wěčnej zbóžnosći;<text:span text:style-name="T15">]</text:span> </text:p>
      <text:p text:style-name="Preformatted_20_Text"/>
      <text:p text:style-name="Preformatted_20_Text">10. Pomjenowany wot Boha wyši měšnik, po rjadu Melchizedechowym; </text:p>
      <text:p text:style-name="Preformatted_20_Text"/>
      <text:p text:style-name="Preformatted_20_Text">11. Wot kotrehož bychmy my wjele rěčeć měli; ale ćežcy so da wułožić, dokelž wy tajcy njerozumni sće. </text:p>
      <text:p text:style-name="Preformatted_20_Text"/>
      <text:p text:style-name="P11">12. A kiž wy dyrbjeli dawno wučerjo być, potrjebaće nětk zaso, zo by was štó wučił te prěnje pismiki Božeho słowa, a sće tajcy, kiž potrjebaće mloko, a nic twjerdu jědź. <text:span text:style-name="T2">ref((</text:span>1 Kor. 3, 1. 2. 3.<text:span text:style-name="T16">))</text:span></text:p>
      <text:p text:style-name="Preformatted_20_Text"/>
      <text:p text:style-name="P11">13. Přetož komuž so hišće dyrbi mloko dawać, tón je njewědomny w słowje teje prawdosće, dokelž dźěćatko je; <text:span text:style-name="T2">ref((</text:span>Eph. 4, 14.<text:span text:style-name="T16">))</text:span></text:p>
      <text:p text:style-name="P11"><text:s/></text:p>
      <text:p text:style-name="P11">14. Ale dokonjanym słuša twjerda jědź, kiž přez p<text:span text:style-name="T14">ř</text:span>iwuknjenje maju hotowe mysle k rozeznanju dobreho a złeho. <text:span text:style-name="T2">ref((</text:span>Jez. 7, 15. 16.<text:span text:style-name="T16">))</text:span></text:p>
      <text:p text:style-name="P11"><text:s/></text:p>
      <text:p text:style-name="P11"/>
      <text:p text:style-name="P11"/>
      <text:p text:style-name="P11"/>
      <text:p text:style-name="P11"><text:soft-page-break/></text:p>
      <text:p text:style-name="P11"/>
      <text:p text:style-name="P13">%----------------------------------- </text:p>
      <text:p text:style-name="P13"/>
      <text:p text:style-name="P14"><text:span text:style-name="T18">staw((</text:span>6. Staw.<text:span text:style-name="T19">))</text:span></text:p>
      <text:p text:style-name="P14"/>
      <text:p text:style-name="P14"><text:span text:style-name="T19">detail((</text:span>Napominanje, zo dyrbimy nic wotpanyć, ale wobstajni być.<text:span text:style-name="T19">))</text:span></text:p>
      <text:p text:style-name="Preformatted_20_Text"/>
      <text:p text:style-name="P13">%----------------------------------- </text:p>
      <text:p text:style-name="P13"/>
      <text:p text:style-name="P14"><text:span text:style-name="T17"/></text:p>
      <text:p text:style-name="Preformatted_20_Text">1. Teho dla, wostajiwši so teje wučby wot spočatka teho křesćijanstwa, dajmy so k temu dokonjenju; a njech z nowoh' njekładźemy grunt wot pokuty tych morwych skutkow, wot wěry do Boha, </text:p>
      <text:p text:style-name="Preformatted_20_Text"/>
      <text:p text:style-name="Preformatted_20_Text">2. Wot k<text:span text:style-name="T20">ř</text:span>ćeń<text:span text:style-name="T20">s</text:span>keje wučby, wot nakładźenja teju rukow, wot horjestawanja tych morwych a wot wěčneho suda. </text:p>
      <text:p text:style-name="Preformatted_20_Text"/>
      <text:p text:style-name="P14">3. A to my budźemy činić, jeli zo Bóh wotpušći. <text:span text:style-name="T2">ref((</text:span>Jap. zk. 18, 21.<text:span text:style-name="T19">))</text:span></text:p>
      <text:p text:style-name="P14"/>
      <text:p text:style-name="P14">4. Přetož njemóžna wěc je, zo ći, kiž junu su rozswětleni a woptali su te njebjeske dary a dóstali su teho swjateho Ducha, <text:span text:style-name="T2">ref((</text:span>St. 10, 26. Mat. 12, 31.<text:span text:style-name="T19">))</text:span> </text:p>
      <text:p text:style-name="Preformatted_20_Text"/>
      <text:p text:style-name="Preformatted_20_Text">5. A su woptali to dobre słowo Bože a te mocy teho přichodneho swěta, </text:p>
      <text:p text:style-name="Preformatted_20_Text"/>
      <text:p text:style-name="P15">6. Jeli zo wotpanu (a z nowoh' sami sebi Božeho Syna křižuja a jeho k směchu po<text:span text:style-name="T20">s</text:span>taja), zo dyrbjeli woni zaso k pokuće wobnowjeni być. </text:p>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3.tif.large.jpg </text:p>
      <text:p text:style-name="Preformatted_20_Text">%----------------------------------------------------------- </text:p>
      <text:p text:style-name="Preformatted_20_Text"/>
      <text:p text:style-name="Preformatted_20_Text">7. Přetož zemja, kotraž tón dešć pije, kiž husto na nju přińdźe, a p<text:span text:style-name="T21">ř</text:span>ihodne sele přinjese tym, kiž ju dźěłaju, dóstanje požohnowanje wot Boha; </text:p>
      <text:p text:style-name="Preformatted_20_Text"/>
      <text:p text:style-name="Preformatted_20_Text">8. Kotraž pak ćernje a wó<text:span text:style-name="T21">s</text:span>t přinjese, ta so njehodźi a je k pokleću blisko; jeje kónc pak je, zo spalena budźe. </text:p>
      <text:p text:style-name="Preformatted_20_Text"/>
      <text:p text:style-name="Preformatted_20_Text">9. My so pak k wam, wy lubši, něšto lěpšeho, a štož tu zbóžnosć sobu njese, nadźijemy, hač runje tak rěčimy; </text:p>
      <text:p text:style-name="Preformatted_20_Text"/>
      <text:p text:style-name="P16">10. Přetož Bóh njeje njeprawy, zo by wón zapomnił wašeho skutka a teje <text:span text:style-name="T21">s</text:span>prózneje lubosće, kotruž sće wopokazali na jeho mjenje, jako wy tym swjatym słužešće a hišće słužiće. <text:span text:style-name="T2">ref((</text:span>Rom. 3, 4. Mat. 10, 42. St. 25, 40.<text:span text:style-name="T22">))</text:span></text:p>
      <text:p text:style-name="Preformatted_20_Text"/>
      <text:p text:style-name="Preformatted_20_Text">11. My pak žadamy, zo by kóždy bjez wami tajku swěrnosć wopokazał, k połnemu dóstatku teje nadźije hač do kónca, </text:p>
      <text:p text:style-name="Preformatted_20_Text"/>
      <text:p text:style-name="Preformatted_20_Text">12. <text:span text:style-name="T21">Z</text:span>o njebyšće lěni byli, ale po tych činili, kotřiž přez wěru a sćerpnosć herbuja te sluby. </text:p>
      <text:p text:style-name="Preformatted_20_Text"/>
      <text:p text:style-name="P16">13. Přetož jako Bóh Abrahamej lubješe, dokelž na žaneho wjetšeho so p<text:span text:style-name="T21">ř</text:span>isahać njeměješe, p<text:span text:style-name="T21">ř</text:span>isahnu wón na so sam, <text:span text:style-name="T2">ref((</text:span>1 Mójz. 22, 16.<text:span text:style-name="T22">))</text:span></text:p>
      <text:p text:style-name="P16"><text:s/></text:p>
      <text:p text:style-name="Preformatted_20_Text">14. A dźeše: Zawěsće, ja chcu će požohnować a p<text:span text:style-name="T21">ř</text:span>i<text:span text:style-name="T21">s</text:span>porjeć. </text:p>
      <text:p text:style-name="Preformatted_20_Text"/>
      <text:p text:style-name="Preformatted_20_Text">15. A tak dočaka wón sćerpliwje a dósta, štož jemu běše slubjene. </text:p>
      <text:p text:style-name="Preformatted_20_Text"/>
      <text:p text:style-name="P16">16. Přetož ludźo derje so na tajkeho p<text:span text:style-name="T21">ř</text:span>isahaju, kiž je wjetši, dyžli woni su; a wšitka zwada bjez nimi kónc ma, hdyž p<text:span text:style-name="T21">ř</text:span>isaha budźe wobtwjerdźena. </text:p>
      <text:p text:style-name="P16"/>
      <text:p text:style-name="P17">%----------------------------------- </text:p>
      <text:p text:style-name="P17"/>
      <text:p text:style-name="P16"><text:span text:style-name="T23">detail((</text:span>Tekst na njedźelu Exaudi. IV.<text:span text:style-name="T22">))</text:span></text:p>
      <text:p text:style-name="Preformatted_20_Text"/>
      <text:p text:style-name="P17">%----------------------------------- </text:p>
      <text:p text:style-name="P17"/>
      <text:p text:style-name="P16">17. <text:span text:style-name="T24">[</text:span>Ale Bóh, jako wón tym herbam teho sluba chcyše ćim bóle wopokazać, zo jeho rada njehnuta wobsteji, je wón přisahu k temu činił, <text:span text:style-name="T2">ref((</text:span>1 Mójz. 22, 16.<text:span text:style-name="T22">))</text:span></text:p>
      <text:p text:style-name="P16"><text:s/></text:p>
      <text:p text:style-name="P16">18. <text:span text:style-name="T21">Z</text:span>o bychmy přez dwě wobstajnej wěcy (přetož móžno njeje, zo by Bóh łhał) sylny trošt měli, kiž my p<text:span text:style-name="T21">ř</text:span>i<text:span text:style-name="T21">s</text:span>tupimy a so dźeržimy teje prjódk<text:span text:style-name="T21">s</text:span>tajeneje nadźije; <text:span text:style-name="T2">ref((</text:span>Tit. 1, 2,<text:span text:style-name="T22">))</text:span></text:p>
      <text:p text:style-name="P16"><text:s/></text:p>
      <text:p text:style-name="Preformatted_20_Text">19. Kotruž my mamy jako wě<text:span text:style-name="T21">s</text:span>tu a twjerdu kótwi<text:span text:style-name="T21">c</text:span>u našeje duše, kotraž tež zańdźe do teho znutřkowneho teho zawješka; </text:p>
      <text:p text:style-name="Preformatted_20_Text"/>
      <text:p text:style-name="P16">20. Hdźež tón ćaha<text:span text:style-name="T21">r</text:span> prjedy za nas je zašoł, Jezus, a je so wyši měšnik sčinił na wěčne, po rjadu Melchizedechowym.<text:span text:style-name="T24">]</text:span> <text:span text:style-name="T2">ref((</text:span>St. 4, 14.<text:span text:style-name="T22">))</text:span> </text:p>
      <text:p text:style-name="Preformatted_20_Text"/>
      <text:p text:style-name="P18">%----------------------------------- </text:p>
      <text:p text:style-name="P18"/>
      <text:p text:style-name="P19"><text:span text:style-name="T25">staw((</text:span>7. staw.<text:span text:style-name="T26">))</text:span> </text:p>
      <text:p text:style-name="P19"/>
      <text:p text:style-name="P19"><text:span text:style-name="T26">detail((</text:span>Přirunanje Chrystusa z Melchizedekom.<text:span text:style-name="T26">))</text:span></text:p>
      <text:p text:style-name="P19"/>
      <text:p text:style-name="P18">%----------------------------------- </text:p>
      <text:p text:style-name="P18"/>
      <text:p text:style-name="P19"><text:span text:style-name="T25"/></text:p>
      <text:p text:style-name="P19"><text:soft-page-break/><text:span text:style-name="T25"/></text:p>
      <text:p text:style-name="P19">1. Tutón Melchizedek pak běše kral w Salemje, měšnik Boha wjeršneho, kiž Abrahamej napřećiwo dźěše, jako wón wot bitwy tych kralow zaso přińdźe, a jeho žohnowaše, <text:span text:style-name="T2">ref((</text:span>1 Mójz. 14, 18.<text:span text:style-name="T26">))</text:span></text:p>
      <text:p text:style-name="Preformatted_20_Text"/>
      <text:p text:style-name="Preformatted_20_Text">2. Kotremuž tež Abraham dźesatk da wot wšitkeho. Najprjedy budźe wón p<text:span text:style-name="T27">ř</text:span>ełoženy kral prawdosće; potom je wón pak tež kral Salema, to je, kral měra, </text:p>
      <text:p text:style-name="Preformatted_20_Text"/>
      <text:p text:style-name="Preformatted_20_Text">3. Bjez nana, bjez maćerje, bjez šlachty, a nima ani spočatka tych dnjow ani kónca teho žiwjenja; wón je pak p<text:span text:style-name="T27">ř</text:span>irunany temu Synej Božemu a wostanje měšnik do wěčnosće. </text:p>
      <text:p text:style-name="Preformatted_20_Text"/>
      <text:p text:style-name="Preformatted_20_Text">4. Hladajće pak, kak wulki je tón, kotremuž tež Abraham, tón wyši wótc, dźesatk da wot teho, štož běše dobył. </text:p>
      <text:p text:style-name="Preformatted_20_Text"/>
      <text:p text:style-name="P19">5. A wšak ći, kotřiž su dźěći Levia, jako woni to měšnistwo běchu dóstali, maju přikaznju, zo bychu dźesatk wot teho luda, to je, wot swojich bratrow, brali po zakonju, hač runje tež ći sami z tych bjedrow Abrahamowych su wušli; <text:span text:style-name="T2">ref((</text:span>5 Mójz. 14, 26. 29.<text:span text:style-name="T26">))</text:span></text:p>
      <text:p text:style-name="P19"/>
      <text:p text:style-name="P20">6. Ale tón, kotrehož narod njebudźe pomjenowany bjez nimi, bjerješe dźesatk wot Abrahama a požohnowa teho, kiž tón slub měješe. <text:span text:style-name="T2">ref((</text:span>1 Mójz. 14, 19. 20.<text:span text:style-name="T28">))</text:span></text:p>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4.tif.large.jpg </text:p>
      <text:p text:style-name="Preformatted_20_Text">%----------------------------------------------------------- </text:p>
      <text:p text:style-name="Preformatted_20_Text"/>
      <text:p text:style-name="P21"><text:span text:style-name="T29">7. Je pak bjez wšitkeho p</text:span><text:span text:style-name="T30">ř</text:span><text:span text:style-name="T29">ećiworyčenja temu tak, zo mjeńši wot wjetšeho požohnowany budźe;</text:span> </text:p>
      <text:p text:style-name="Preformatted_20_Text"/>
      <text:p text:style-name="Preformatted_20_Text">8. A tudy bjeru dźesatk ći smjertni ludźo; ale tam tón, kiž wobswědčenje ma, zo wón žiwy je. </text:p>
      <text:p text:style-name="Preformatted_20_Text"/>
      <text:p text:style-name="Preformatted_20_Text"><text:span text:style-name="T29">9. A zo ja tak rjeknu,</text:span><text:span text:style-name="T31"> </text:span>tež sam Lewi, kiž dźesatk bjerje, je we Abrahamje dźesatk dał; </text:p>
      <text:p text:style-name="Preformatted_20_Text"/>
      <text:p text:style-name="Preformatted_20_Text">10. Přetož wón běše hišće we wót<text:span text:style-name="T32">c</text:span>ow<text:span text:style-name="T32">s</text:span>kich bjedrach, jako jemu Melchizedek napřećiwo dźěše. </text:p>
      <text:p text:style-name="Preformatted_20_Text"/>
      <text:p text:style-name="P20">11. Jeli zo teho dla dokonjenje so je stało přez to Levići<text:span text:style-name="T32">s</text:span>ke měšnistwo (přetož při tym samym je zakoń ludu daty), što by dha dale trjeba było prajić, zo dyrbjał druhi měšnik přińć po rjadu Melchizedechowym a nic po rjadu Aaronowym? <text:s text:c="6"/><text:span text:style-name="T2">ref((</text:span><text:span text:style-name="T33">Š</text:span>t. 18, 19. Gal. 2, 21.<text:span text:style-name="T28">))</text:span></text:p>
      <text:p text:style-name="P20"/>
      <text:p text:style-name="Preformatted_20_Text">12. Přetož budźe-li to měšnistwo p<text:span text:style-name="T33">ř</text:span>eměnjene, dha dyrbi tež tón zakoń p<text:span text:style-name="T33">ř</text:span>eměnjeny być. </text:p>
      <text:p text:style-name="Preformatted_20_Text"/>
      <text:p text:style-name="Preformatted_20_Text">13. Přetož wot kotrehož to same prajene je, tón je wot druheho naroda, z kotrehož nihdy žadyn při wołtarju słužił njeje. </text:p>
      <text:p text:style-name="Preformatted_20_Text"/>
      <text:p text:style-name="P20">14. Zjawne pak je, zo z Judy je zešoł naš Knjez, k kotremuž narodej Mójzas ničo rěčał njeje wot měšnistwa. <text:span text:style-name="T2">ref((</text:span>1 Mójz. 49, 10. Jez. 11, 1.<text:span text:style-name="T28">))</text:span></text:p>
      <text:p text:style-name="Preformatted_20_Text"/>
      <text:p text:style-name="Preformatted_20_Text">15. A to hišće bóle je zjawniše, hdyž po tej podobnosći Melchizedechowej druhi měšnik po<text:span text:style-name="T33">s</text:span>tanje, </text:p>
      <text:p text:style-name="Preformatted_20_Text"/>
      <text:p text:style-name="Preformatted_20_Text">16. Kotryž nic po tym zakonju teje ćělneje přikaznje je postajeny, ale po tej mocy teho nihdy njezachodneho žiwjenja. </text:p>
      <text:p text:style-name="Preformatted_20_Text"/>
      <text:p text:style-name="P20">17. Přetož wón tak wobswědči: Ty sy měšnik wěčnje, po wašnju Melchizedechowym. <text:span text:style-name="T2">ref((</text:span>St. 5, 6.<text:span text:style-name="T28">))</text:span></text:p>
      <text:p text:style-name="Preformatted_20_Text"/>
      <text:p text:style-name="P20">18. Přetož z tym budźe tón prěńši zakoń zahubjeny, teho dla, zo wón njemó<text:span text:style-name="T33">c</text:span>ny a njewužitny běše;</text:p>
      <text:p text:style-name="P20"><text:s/></text:p>
      <text:p text:style-name="P20">19. Přetož zakoń njemóžeše ničo dokonjeć. Ale na jeho město je ta lěpša nadźija přišła, přez kotruž so k Bohu p<text:span text:style-name="T33">ř</text:span>ibližujemy, <text:span text:style-name="T2">ref((</text:span>Jap. zk. 13, 38. 3<text:span text:style-name="T33">9</text:span>.<text:span text:style-name="T28">))</text:span></text:p>
      <text:p text:style-name="Preformatted_20_Text"/>
      <text:p text:style-name="Preformatted_20_Text">20. A ćim bóle, dokelž so njestanje bjez přisahi. Přetož tamni su bjez přisahi měšnicy postajeni; </text:p>
      <text:p text:style-name="Preformatted_20_Text"/>
      <text:p text:style-name="P20">21. Tón pak z přisahu, přez teho, kiž k njemu rjeknje: Tón Knjez je so přisahał a njebudźe so kać: ty sy měšnik wěčnje, po rjadu Melchizedechowym. <text:span text:style-name="T2">ref((</text:span>P<text:span text:style-name="T33">s</text:span>. 110, 4.<text:span text:style-name="T28">))</text:span> </text:p>
      <text:p text:style-name="Preformatted_20_Text"/>
      <text:p text:style-name="Preformatted_20_Text">22. Tak je wjele lěpšeho zakonja ruki Jezus so sčinił. </text:p>
      <text:p text:style-name="Preformatted_20_Text"/>
      <text:p text:style-name="Preformatted_20_Text">23. A tamnych měšnikow je wjele było, teho dla, zo před smjerću wostać njemóžachu; </text:p>
      <text:p text:style-name="Preformatted_20_Text"/>
      <text:p text:style-name="Preformatted_20_Text">24. Tón pak, dokelž wěčnje wostanje, ma wón njezachodne měšnistwo. </text:p>
      <text:p text:style-name="Preformatted_20_Text"/>
      <text:p text:style-name="Preformatted_20_Text">25. Teho dla wón tež zbóžnych činić móže do wěčnosće tych, kiž přez njeho k Bohu p<text:span text:style-name="T33">ř</text:span>i<text:span text:style-name="T33">s</text:span>tupja, a je přeco žiwy, zo by za nich prosył. </text:p>
      <text:p text:style-name="Preformatted_20_Text"><text:soft-page-break/></text:p>
      <text:p text:style-name="Preformatted_20_Text">26. Přetož tajkeho wyšeho měšnika p<text:span text:style-name="T33">ř</text:span>i<text:span text:style-name="T33">s</text:span>teješe nam měć, kiž by był swjaty, bjez winy, njewomazany, wotdźěleny wot hrěšnikow a kiž wyši je, dyžli njebjesa su; </text:p>
      <text:p text:style-name="Preformatted_20_Text"/>
      <text:p text:style-name="P22">27. Kotryž by njepotrjebał kóždy dźeń, jako tamni wyši měšnicy, najprjedy sam za swoje hrěchi wopory činić a potom za tych ludźi hrěchi; přetož tuto je wón junu činił, jako wón so sameho je woprował. <text:span text:style-name="T2">ref((</text:span>3 Mójz. 16, 6 <text:span text:style-name="T33">x</text:span>. Rom. 6, 10.<text:span text:style-name="T34">))</text:span></text:p>
      <text:p text:style-name="P22"/>
      <text:p text:style-name="P22">28. Přetož zakoń postaji čłowjekow za wyšich měšnikow, kotřiž na sebi słabo<text:span text:style-name="T33">s</text:span>ć maju; ale słowo teje přisahi, kotraž po zakonju so stała je, postaji Syna (Božeho), kiž je dokonjany na wěčne. <text:span text:style-name="T2">ref((</text:span>St. 5, 1. 2.<text:span text:style-name="T34">))</text:span> </text:p>
      <text:p text:style-name="Preformatted_20_Text"/>
      <text:p text:style-name="P23">%----------------------------------- </text:p>
      <text:p text:style-name="P23"/>
      <text:p text:style-name="P22"><text:span text:style-name="T25">staw((</text:span>8. staw.<text:span text:style-name="T34">))</text:span></text:p>
      <text:p text:style-name="P22"/>
      <text:p text:style-name="P22"><text:span text:style-name="T34">detail((</text:span>Přirunanje měšnistwa Chrystusoweho z měšni<text:span text:style-name="T35">s</text:span>twom Levitow.<text:span text:style-name="T34">))</text:span></text:p>
      <text:p text:style-name="Preformatted_20_Text"/>
      <text:p text:style-name="P23">%----------------------------------- </text:p>
      <text:p text:style-name="P23"/>
      <text:p text:style-name="P24">1. To wosebniše pak, wot čohož my prajimy, je to: My tajkeho wyšeho měšnika mamy, kiž so sydnył je k prawicy na stoł teje najwjetšeje krasnosće w njebjesach, <text:span text:style-name="T2">ref((</text:span>St 4,14.<text:span text:style-name="T36">))</text:span></text:p>
      <text:p text:style-name="P24"/>
      <text:p text:style-name="P24"/>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5.tif.large.jpg </text:p>
      <text:p text:style-name="Preformatted_20_Text">%----------------------------------------------------------- </text:p>
      <text:p text:style-name="P24"><text:s/></text:p>
      <text:p text:style-name="Preformatted_20_Text">2. A je zastojnik tych swjatych městow a teje praweje hěty, kotruž Bóh je postajił, a nic čłowjek. </text:p>
      <text:p text:style-name="Preformatted_20_Text"/>
      <text:p text:style-name="P24">3. Přetož kóždy wyši měšnik budźe postajeny, zo by woprował dary a wopory. Teho dla nuzne je, zo by tež tutón měł, štož by woprował. <text:span text:style-name="T2">ref((</text:span>St. 5, 1. Eph. 5, 2.<text:span text:style-name="T36">))</text:span></text:p>
      <text:p text:style-name="Preformatted_20_Text"/>
      <text:p text:style-name="Preformatted_20_Text">4. Přetož hdy by na zemi był, njeby wón měšnik był, dokelž tam měšnicy su, kotřiž po zakonju dary wopruja, </text:p>
      <text:p text:style-name="Preformatted_20_Text"/>
      <text:p text:style-name="P24">5. Kotřiž słuža temu znamjenju a <text:span text:style-name="T37">s</text:span>ćěnej tych njebjeskich kubłow, jako Mójzas wotmołwjenje wot Boha dósta, hdyž wón tu hětu dohotować chcyše: Hladaj, dźeše wón, zo by wšitko činił po tym znamjenju, kotrež tebi na horje je pokazane. <text:span text:style-name="T2">ref((</text:span>Kol. 2, 17. 2 Mójz. 25, 40. Jap. zk. 7, 44.<text:span text:style-name="T36">))</text:span></text:p>
      <text:p text:style-name="Preformatted_20_Text"/>
      <text:p text:style-name="Preformatted_20_Text">6. Nětk pak je wón ćim krasniše zastojństwo dóstał, kaž lěpšeho wotkazanja wón srědnik je, kotrež tež w lěpšich slubach je wobzanknjene. </text:p>
      <text:p text:style-name="Preformatted_20_Text"/>
      <text:p text:style-name="Preformatted_20_Text">7. Přetož hdy by tamne prěńše bjez poroka było, dha njeby město za druhe so pytało; </text:p>
      <text:p text:style-name="Preformatted_20_Text"/>
      <text:p text:style-name="P24">8. Přetož wón na nich <text:span text:style-name="T37">s</text:span>korži a praji: Hlaj, dny přińdu, praji tón Knjez, zo ja z J<text:span text:style-name="T37">s</text:span>rael<text:span text:style-name="T37">s</text:span>kej chěžu a ze židowskej chěžu chcu nowe wotkazanje sčinić; <text:span text:style-name="T2">ref((</text:span>Jer. 31, 31. Hebr. 10, 16.<text:span text:style-name="T36">))</text:span></text:p>
      <text:p text:style-name="Preformatted_20_Text"/>
      <text:p text:style-name="P24">9. Nic po tym wotkazanju, kotrež ja sčinił sym z jich wótcami tón dźeń, jako ja jich za ruku zap<text:span text:style-name="T37">ř</text:span>ijach, zo bych jich wuwjedł z Egyptowskeje zemje. Přetož woni njejsu wostali při mojim wotkazanju; dha tež ja ničo njejsym z nimi rodźił, praji tón Knjez. <text:span text:style-name="T2">ref((</text:span>2 Mójz. 19, 5.<text:span text:style-name="T36">))</text:span></text:p>
      <text:p text:style-name="P24"><text:s/></text:p>
      <text:p text:style-name="Preformatted_20_Text">10. To je pak to wotkazanje, kotrež ja wotkazać budu tej I<text:span text:style-name="T37">s</text:span>rael<text:span text:style-name="T37">s</text:span>kej chěži po tych dnjach, praji tón Knjez: Ja chcu swój zakoń do jich mysle dać, a do jich wutroby chcu ja jón napisać; a ja budu jich Bóh a woni budźa mój lud. </text:p>
      <text:p text:style-name="Preformatted_20_Text"/>
      <text:p text:style-name="Preformatted_20_Text">11. A žadyn njebudźe wučić swojeho bližšeho ani žadyn swojeho bratra a prajić: Póznaj teho Knjeza. Přetož wšitcy budźa mje póznać, wot jich najmjeńšeho hač do jich najwjetšeho. </text:p>
      <text:p text:style-name="Preformatted_20_Text"/>
      <text:p text:style-name="P25">12. Přetož ja budu hnadu wopokazać jich njeprawdo<text:span text:style-name="T37">s</text:span>ćam a jich hrěcham, a jich přestupjenja njebudu ja wja<text:span text:style-name="T37">c</text:span>y spomnić. <text:span text:style-name="T2">ref((</text:span>Jer. 31, 34. Rom. 11, 27.<text:span text:style-name="T38">))</text:span></text:p>
      <text:p text:style-name="P25"/>
      <text:p text:style-name="Preformatted_20_Text">13. <text:span text:style-name="T37">Z</text:span> tym, zo wón praji: Nowe, sčini wón to prěńše stare; štož pak stare a wot wjele lět je, to je blisko k zahinjenju. </text:p>
      <text:p text:style-name="Preformatted_20_Text"/>
      <text:p text:style-name="P26">%----------------------------------- </text:p>
      <text:p text:style-name="P26"/>
      <text:p text:style-name="P25"><text:span text:style-name="T25">staw((</text:span>9. <text:span text:style-name="T37">s</text:span>taw.<text:span text:style-name="T38">))</text:span></text:p>
      <text:p text:style-name="P25"/>
      <text:p text:style-name="P25"><text:span text:style-name="T38">detail((</text:span>Hěta zhromadźenja a Levićizke wopory jako znamjo na Chrystusowe wyše měšni<text:span text:style-name="T37">s</text:span>ke zastojństwo.<text:span text:style-name="T38">))</text:span></text:p>
      <text:p text:style-name="P25"/>
      <text:p text:style-name="P26">%----------------------------------- </text:p>
      <text:p text:style-name="P26"/>
      <text:p text:style-name="P25">1. Ta prěńša hěta pak derje měješe tež te prawizny Božeje słužby a tu swětnu swjatni<text:span text:style-name="T37">c</text:span>u. </text:p>
      <text:p text:style-name="Preformatted_20_Text"/>
      <text:p text:style-name="Preformatted_20_Text"/>
      <text:p text:style-name="Preformatted_20_Text"/>
      <text:p text:style-name="Preformatted_20_Text"><text:soft-page-break/></text:p>
      <text:p text:style-name="P25">2. Přetož tam běše natwarjeny tón prjódk teje hěty, w kotrymž běchu te swěčniki a to blido a te pokroty teho prjódkkładźenja; a temu rěkaju to swjate. <text:span text:style-name="T2">ref((</text:span>2 Mójz. 25, 23. 31.<text:span text:style-name="T38">))</text:span></text:p>
      <text:p text:style-name="Preformatted_20_Text"/>
      <text:p text:style-name="P25">3. <text:span text:style-name="T37">Z</text:span>a tym druhim zawješkom pak běše ta hěta, kotrejž rěkaju to najswjećiše; <text:span text:style-name="T2">ref((</text:span>2 Mójz. 26, 33.<text:span text:style-name="T38">))</text:span></text:p>
      <text:p text:style-name="P25"/>
      <text:p text:style-name="P25">4. Ta měješe tu złotu kadźenicu a k<text:span text:style-name="T37">ř</text:span>inju teho wotkazanja, kotraž běše wšudźom ze złotom wobkryta, w kotrejž běše ta złota dóńčka, kiž w sebi měješe to manna, a tón Aaronowy prut, kiž so zazelenił běše, a tej tafli teho wotkazanja. <text:span text:style-name="T2">ref((</text:span>2 Mójz. 16, 33. 4 Mójz. 17, 10.<text:span text:style-name="T38">))</text:span></text:p>
      <text:p text:style-name="Preformatted_20_Text"/>
      <text:p text:style-name="Preformatted_20_Text">5. <text:span text:style-name="T37">Z</text:span> wjercha na njej pak běchu te cherubim teje krasnosće, kotrež wob<text:span text:style-name="T37">c</text:span>hłódkowachu tón hnadny stoł; wot kotrychž wěcow nětk trjeba njeje, zo by so wot kóždeje wosebje rěčało. </text:p>
      <text:p text:style-name="Preformatted_20_Text"/>
      <text:p text:style-name="P25">6. A jako to wšitko tak přihotowane bě, dźěchu do teje prěnjeje hěty kóždy čas ći měšnicy a dokonjachu te słužby Bože. <text:span text:style-name="T2">ref((</text:span>4 Mójz. 18, 3. 22<text:span text:style-name="T38">))</text:span></text:p>
      <text:p text:style-name="P25"/>
      <text:p text:style-name="P25"/>
      <text:p text:style-name="P25"/>
      <text:p text:style-name="P25"><text:s/></text:p>
      <text:p text:style-name="P4"><text:s/></text:p>
      <text:p text:style-name="Preformatted_20_Text">%----------------------------------- </text:p>
      <text:p text:style-name="Preformatted_20_Text">% https://digital.slub-dresden.de/data/kitodo/BibltojeZ_478590679/BibltojeZ_478590679_tif/jpegs/00001646.tif.large.jpg </text:p>
      <text:p text:style-name="Preformatted_20_Text">%----------------------------------------------------------- </text:p>
      <text:p text:style-name="Preformatted_20_Text"/>
      <text:p text:style-name="P27">7. Do teje druheje pak zańdźe jeno junu za lěto sam tón wyši měšnik, nic bjez krwě, kotruž wón wopruje sam za so a za te ludźi<text:span text:style-name="T39">s</text:span>ke njewědomno<text:span text:style-name="T39">s</text:span>će. <text:span text:style-name="T2">ref((</text:span>2 Mójz. 30, 10. 3 Mójz. 16, 2.<text:span text:style-name="T40">))</text:span></text:p>
      <text:p text:style-name="P27"/>
      <text:p text:style-name="P27">8. <text:span text:style-name="T39">Z</text:span> tym tón swjaty Duch póznać dawa, zo hišće puć k swjatnicy njeje zjawny był, tak dołho hač prěńša hěta stała je, <text:span text:style-name="T2">ref((</text:span>St. 10, 19.<text:span text:style-name="T40">))</text:span></text:p>
      <text:p text:style-name="P27"><text:s/></text:p>
      <text:p text:style-name="Preformatted_20_Text"><text:span text:style-name="T29">9. Kotraž w tym samym času znamjo być dyrbješe, hdyž dary a wopory woprowane buchu, a wšak njemóžachu po swědomnju dokonjaneho sčinić teho, kiž Bohu słužeše,</text:span> </text:p>
      <text:p text:style-name="Preformatted_20_Text"/>
      <text:p text:style-name="P27">10. Hač jeno z jědźu a z pićom a ze wšelkej křće<text:span text:style-name="T41">ń</text:span>cu a z ćělnymi prawiznami, kotrež wěcy jim hač na čas teho porjedźenja nakładźene běchu. </text:p>
      <text:p text:style-name="P27"/>
      <text:p text:style-name="P28">%----------------------------------- </text:p>
      <text:p text:style-name="P28"/>
      <text:p text:style-name="P27"><text:span text:style-name="T42">detail((</text:span>Epistola na njedźelu Judica.<text:span text:style-name="T40">))</text:span></text:p>
      <text:p text:style-name="P27"/>
      <text:p text:style-name="P28">%----------------------------------- </text:p>
      <text:p text:style-name="P27"><text:span text:style-name="T42"/></text:p>
      <text:p text:style-name="Preformatted_20_Text"><text:span text:style-name="T40">1</text:span>1. Chrystus pak je přišoł, zo by wyši měšnik był tych přichodnych kubłow, přez wjetšu a dokonjańšu hětu, kotraž njeje z rukomaj sčinjena, to je, kotraž njeje tak natwarjena; </text:p>
      <text:p text:style-name="Preformatted_20_Text"/>
      <text:p text:style-name="Preformatted_20_Text">12. Tež njeje wón přez kózlacu a ćelacu krej, ale wón je sam přez swoju krej junu do teho swjateho nut<text:span text:style-name="T41">ř </text:span>šoł a wěčne wumoženje namakał. </text:p>
      <text:p text:style-name="Preformatted_20_Text"/>
      <text:p text:style-name="P27">13. Přetož jeli zo wolaca a kózlaca krej a popjeł wot jałoj<text:span text:style-name="T41">c</text:span>y krjepjeny swjeći nječistych k ćělnej čistosći; <text:span text:style-name="T2">ref((</text:span>3 Mójz. 16, 14. 4 Mój. 19, 9. 12. 17. 18.<text:span text:style-name="T40">))</text:span></text:p>
      <text:p text:style-name="P27"/>
      <text:p text:style-name="P27">14. Kak wjele wja<text:span text:style-name="T41">c</text:span>y budźe ta krej Chrystusowa, kiž so sam bě wšitkeho poroka přez teho wěčneho Ducha Bohu je woprował, naše swědomnje wot morwych skutkow wu<text:span text:style-name="T41">č</text:span>i<text:span text:style-name="T41">s</text:span>ćić, k słuženju temu žiwemu Bohu! <text:span text:style-name="T2">ref((</text:span>1 Pětr. 1, 19. <text:span text:style-name="T41">1 </text:span>Jan. 1, 7. Zjew. 1, 5.<text:span text:style-name="T40">))</text:span></text:p>
      <text:p text:style-name="P27"/>
      <text:p text:style-name="P27">15. A teho dla je wón srědnik noweho zakonja, zo bychu přez tu smjerć, kotraž so k wumoženju wot přestupjenjow pod prěńšim zakonjom stała je, ći, kiž powołani su, to slubjene wěčne herbstwo dóstali. <text:span text:style-name="T2">ref((</text:span>St. 12, 24. 1 Tim. 2, 5.<text:span text:style-name="T40">))</text:span></text:p>
      <text:p text:style-name="P27"><text:s/></text:p>
      <text:p text:style-name="Preformatted_20_Text">16. Přetož hdźež wotkazanje je, tam so dyrbi smjerć stać teho, kiž to wotkazanje čini. </text:p>
      <text:p text:style-name="Preformatted_20_Text"/>
      <text:p text:style-name="P27">17. Přetož tych wotkazanje je mócne, kiž su zemrěli; hewak wone njepłaći, hdyž tón hišće žiwy je, kiž je wotkazał. <text:span text:style-name="T2">ref((</text:span>Gal. 3, 15.<text:span text:style-name="T40">))</text:span> </text:p>
      <text:p text:style-name="Preformatted_20_Text"/>
      <text:p text:style-name="P27">18. Teho dla njebě tež to prěńše bjez krwě wobtwjerdźene.</text:p>
      <text:p text:style-name="P27"><text:s/></text:p>
      <text:p text:style-name="Preformatted_20_Text">19. Přetož jako Mójzas wšitke přikaznje po zakonju běše wupowědał wšitkemu ludu, wza wón ćelacu a kózlacu krej z wodu a z purpur<text:span text:style-name="T41">s</text:span>kej wołmu a z izopom, a wobkrjepi te knihi a wšitkón lud, </text:p>
      <text:p text:style-name="Preformatted_20_Text"/>
      <text:p text:style-name="P27">20. A dźeše: To je ta krej teho zakonja, kotryž wam Bóh přikazał je. <text:span text:style-name="T2">ref((</text:span>2 Mójz. 24, 8.<text:span text:style-name="T40">))</text:span></text:p>
      <text:p text:style-name="P27"/>
      <text:p text:style-name="P27">21. Tež tu hětu a wšitkón grat teje Božeje słužby wobkrjepi wón teje runosće z krwju; <text:span text:style-name="T2">ref((</text:span>2 Mójz. 29, 21.<text:span text:style-name="T40">))</text:span></text:p>
      <text:p text:style-name="P27"/>
      <text:p text:style-name="P27"/>
      <text:p text:style-name="P27"><text:soft-page-break/><text:s/></text:p>
      <text:p text:style-name="P27">22. A budźe skoro wšitko z krwju wučisćene po zakonju. A bjez krwě ro<text:span text:style-name="T41">z</text:span>leća njestanje so žane wodaće. <text:span text:style-name="T2">ref((</text:span>3 Mójz. 17, 11. Eph. 1, 7.<text:span text:style-name="T40">))</text:span> </text:p>
      <text:p text:style-name="Preformatted_20_Text"/>
      <text:p text:style-name="Preformatted_20_Text">23. Dyrbjachu teho dla znamjenja tych njebjeskich wěcow z tajkim wašnjom wučisćene być; ale same, te njebjeske wěcy, dyrbjachu lěpši wopor měć, dyžli tamne wopory běchu. </text:p>
      <text:p text:style-name="Preformatted_20_Text"/>
      <text:p text:style-name="P27">24. Přetož Chrystus njeje nutř zašoł do teje swjatnicy, kotraž z rukomaj sčinjena bě, a běše znamjo tych prawych, ale do samych njebjesow, zo by so nětk zjewił před tym wobličom Božim za nas. <text:span text:style-name="T2">ref((</text:span>1 Jan. 2, 1.<text:span text:style-name="T40">))</text:span></text:p>
      <text:p text:style-name="P27"><text:s/></text:p>
      <text:p text:style-name="P27">25. Tež nic, zo by wón so sam často woprował, runje jako wyši měšnik kóžde lěto nutř dźe do teje swjatnicy z cuzej krwju; <text:span text:style-name="T2">ref((</text:span>2 Mójz. 30, 10.<text:span text:style-name="T40">))</text:span></text:p>
      <text:p text:style-name="P27"/>
      <text:p text:style-name="P27"/>
      <text:p text:style-name="P27"/>
      <text:p text:style-name="P27"><text:s/></text:p>
      <text:p text:style-name="P4"><text:s/></text:p>
      <text:p text:style-name="Preformatted_20_Text">%----------------------------------- </text:p>
      <text:p text:style-name="Preformatted_20_Text">% https://digital.slub-dresden.de/data/kitodo/BibltojeZ_478590679/BibltojeZ_478590679_tif/jpegs/00001647.tif.large.jpg </text:p>
      <text:p text:style-name="Preformatted_20_Text">%----------------------------------------------------------- </text:p>
      <text:p text:style-name="Preformatted_20_Text"/>
      <text:p text:style-name="P27">26. Hewak budźiše wón wjele króć dyrbjał ćerpić wot spočatka teho swěta. Nětk pak při kóncu teho swěta je wón so junu zjewił přez sam swój wopor k zahubjenju hrěcha. <text:span text:style-name="T2">ref((</text:span><text:span text:style-name="T43">Š</text:span>t. 12, 28. 1 Kor. 10, 11. Gal. 4, 4.<text:span text:style-name="T40">))</text:span></text:p>
      <text:p text:style-name="Preformatted_20_Text"/>
      <text:p text:style-name="P27">27. A runje jako temu čłowjekej je postajene junu wumrjeć, potom pak to sudźenje; <text:span text:style-name="T2">ref((</text:span>1 Mójz. 3, 19. Sir. 14, 18.<text:span text:style-name="T40">))</text:span> </text:p>
      <text:p text:style-name="Preformatted_20_Text"/>
      <text:p text:style-name="P27">28. Tak je tež Chrystus junu woprowany, zo by jich wjele hrěchi preč wzał. K druhemu budźe wón so bjez hrěchow zjewić tym, kotřiž na njeho čakaju, k zbóžnosći. <text:span text:style-name="T2">ref((</text:span>1 Pětr. 3, 18.<text:span text:style-name="T40">))</text:span> </text:p>
      <text:p text:style-name="Preformatted_20_Text"/>
      <text:p text:style-name="P29">%----------------------------------- </text:p>
      <text:p text:style-name="P29"/>
      <text:p text:style-name="P30"><text:span text:style-name="T44">staw((</text:span>10. staw.<text:span text:style-name="T45">))</text:span></text:p>
      <text:p text:style-name="P27"/>
      <text:p text:style-name="P27"><text:span text:style-name="T45">detail((</text:span>Krasnosć wujedna<text:span text:style-name="T43">rs</text:span>keho wopora Chrystusoweho.<text:span text:style-name="T45">))</text:span></text:p>
      <text:p text:style-name="P27"/>
      <text:p text:style-name="P29">%----------------------------------- </text:p>
      <text:p text:style-name="P30"><text:span text:style-name="T44"/></text:p>
      <text:p text:style-name="P30">1. Přetož tón zakoń, dokelž ma <text:span text:style-name="T43">s</text:span>ćěn tych přichodnych kubłow a nic to znamjo tych wěcow samo, w tych samych woporach, kiž so kóžde lěto wopruja, dha nihdy njemóže tych, kotřiž k woporu p<text:span text:style-name="T43">ř</text:span>i<text:span text:style-name="T43">s</text:span>tupaju, dokonjanych sčinić; <text:span text:style-name="T2">ref((</text:span>Kol. 2, 16. 17.<text:span text:style-name="T45">))</text:span> </text:p>
      <text:p text:style-name="Preformatted_20_Text"/>
      <text:p text:style-name="Preformatted_20_Text">2. Hewak by to woprowanje přestało, dokelž bychu ći, kiž Božu słužbu činja, žaneho swědomnja wja<text:span text:style-name="T46">c</text:span>y njeměli wot tych hrěchow, hdyž junu wučisćeni su; </text:p>
      <text:p text:style-name="Preformatted_20_Text"/>
      <text:p text:style-name="Preformatted_20_Text">3. Ale při tych samych stanje so dopomnjenje tych hrěchow kóžde lěto. </text:p>
      <text:p text:style-name="Preformatted_20_Text"/>
      <text:p text:style-name="Preformatted_20_Text">4. Přetož móžno njeje, zo by wolaca a kózlaca krej mohła hrěchi preč wzać. </text:p>
      <text:p text:style-name="Preformatted_20_Text"/>
      <text:p text:style-name="P30">5. Teho dla přišedši na swět, praji wón: Wopory a dary sy ty njechał, ale ćěło sy ty mi přihotował. <text:span text:style-name="T2">ref((</text:span>P<text:span text:style-name="T46">s</text:span>. 40, 7.<text:span text:style-name="T45">))</text:span> </text:p>
      <text:p text:style-name="Preformatted_20_Text"/>
      <text:p text:style-name="Preformatted_20_Text">6. <text:span text:style-name="T46">Z</text:span>apalne wopory a hrěšne wopory su so tebi nje<text:span text:style-name="T46">s</text:span>podobałe; </text:p>
      <text:p text:style-name="Preformatted_20_Text"/>
      <text:p text:style-name="Preformatted_20_Text">7. Tuž ja dźach: Hlaj, ja přińdu; w knihach steji wosebnje wote mnje pisane, zo mam činić, Božo, twoju wolu. </text:p>
      <text:p text:style-name="Preformatted_20_Text"/>
      <text:p text:style-name="Preformatted_20_Text">8. Horjekach, jako wón prajił běše: Wopory a dary, zapalne wopory a wopory za hrěch sy ty njechał, tebi so tež nje<text:span text:style-name="T46">s</text:span>podobaju (kotrež po zakonju woprowane budźa); </text:p>
      <text:p text:style-name="Preformatted_20_Text"/>
      <text:p text:style-name="Preformatted_20_Text">9. Tuž dźeše wón: Hlaj, ja přińdu, zo bych činił, Božo, twoju wolu. Tu zběhnje wón prěńše preč, zo by to druhe postajił. </text:p>
      <text:p text:style-name="Preformatted_20_Text"/>
      <text:p text:style-name="P30">10. Po kotrejž woli my smy swjećeni přez to woprowanje teho ćěła Jezom Chrysta, kotrež so junu stało je. <text:span text:style-name="T2">ref((</text:span>St. 9, 12. 28.<text:span text:style-name="T45">))</text:span> </text:p>
      <text:p text:style-name="Preformatted_20_Text"/>
      <text:p text:style-name="Preformatted_20_Text">11. A kóždy měšnik je postajeny, zo by dźeń wote dnja Bohu słužił a často jenake wopory činił, kotrež tola nihdy njemóžachu te hrěchi preč wzać. </text:p>
      <text:p text:style-name="Preformatted_20_Text"/>
      <text:p text:style-name="P30">12. Tón pak, jako wón jedyn wopor za hrěchi je woprował, sedźi wón do wěčnosće na prawicy Božej, <text:span text:style-name="T2">ref((</text:span>P<text:span text:style-name="T47">s</text:span>. <text:span text:style-name="T47">1</text:span>10, 1.<text:span text:style-name="T45">))</text:span> </text:p>
      <text:p text:style-name="Preformatted_20_Text"/>
      <text:p text:style-name="P30">13. A čaka na kónc, hač bychu jeho njepřećeljo za podnóžki jeho nohow połoženi byli. <text:span text:style-name="T2">ref((</text:span>St. 2, 8. P<text:span text:style-name="T47">s</text:span>. 110, <text:span text:style-name="T47">1</text:span>. 1 Kor. 15, 25.<text:span text:style-name="T45">))</text:span></text:p>
      <text:p text:style-name="P30"/>
      <text:p text:style-name="P30"><text:soft-page-break/><text:s/></text:p>
      <text:p text:style-name="P30">14. Přetož z jednym woporom je wón do wěčnosće dokonjał tych, kotřiž wuswjećeni budźa. <text:span text:style-name="T2">ref((</text:span><text:span text:style-name="T48">Š</text:span>t. 12.<text:span text:style-name="T45">))</text:span></text:p>
      <text:p text:style-name="P30"><text:s/></text:p>
      <text:p text:style-name="Preformatted_20_Text">15. To nam pak tež wobswědči tón swjaty Duch. Přetož hdyž wón prjedy běše powědał: </text:p>
      <text:p text:style-name="Preformatted_20_Text"/>
      <text:p text:style-name="P30">16. To je to wotkazanje, kotrež ja z nimi činić budu po tych dnjach, praji tón Knjez: Ja chcu swój zakoń do jich wutrobow dać a do jich myslow budu jón zapisać, <text:span text:style-name="T2">ref((</text:span>Jer. 31, 33. Hebr. 8, 8.<text:span text:style-name="T45">))</text:span></text:p>
      <text:p text:style-name="P30"><text:s/></text:p>
      <text:p text:style-name="P30">17. A jich hrěchow a jich njeprawdosće njebudu ja wja<text:span text:style-name="T48">c</text:span>y spomnić. <text:span text:style-name="T2">ref((</text:span>Jer. 31, 34<text:span text:style-name="T45">))</text:span></text:p>
      <text:p text:style-name="P30"><text:s/></text:p>
      <text:p text:style-name="Preformatted_20_Text">18. Hdźež pak tych samych wodaće je, tam njeje wja<text:span text:style-name="T48">c</text:span>y wopor za te hrěchi. </text:p>
      <text:p text:style-name="Preformatted_20_Text"/>
      <text:p text:style-name="P30">19. Hdyž my teho dla, lubi bratřa, mamy to wjesele dowěrjenje, zo móžemy zańć do teho swjateho přez tu krej Jezusowu, <text:span text:style-name="T2">ref((</text:span>Jan. 14, 6.<text:span text:style-name="T45">))</text:span></text:p>
      <text:p text:style-name="P30"><text:s/></text:p>
      <text:p text:style-name="Preformatted_20_Text">20. Po puću, kotryž wón nam přihotował je nowy a žiwy, přez tón zawješk, to je přez swoje <text:span text:style-name="T45">ćěło;</text:span> </text:p>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8.tif.large.jpg </text:p>
      <text:p text:style-name="Preformatted_20_Text">%----------------------------------------------------------- </text:p>
      <text:p text:style-name="Preformatted_20_Text"/>
      <text:p text:style-name="P31">21. A mamy tež wyšeho měšnika na Božim domje; <text:span text:style-name="T2">ref((</text:span>St. 4, 14—16.<text:span text:style-name="T49">))</text:span></text:p>
      <text:p text:style-name="P31"/>
      <text:p text:style-name="P31">22. Dha přistupmy tam z prawej wutrobu, w połnym dóstatku teje wěry, wobkrjepjeni na wutrobach, zo smy bjez złeho swědomnja a wumyći na ćěle z čistej wodu; <text:span text:style-name="T2">ref((</text:span>St. 4, 16.<text:span text:style-name="T49">))</text:span> </text:p>
      <text:p text:style-name="Preformatted_20_Text"/>
      <text:p text:style-name="P31">23. Dźeržmy to póznaće teje nadźije a njemotajmy so (přetož swěrny je tón, kiž je slubił). <text:span text:style-name="T2">ref((</text:span>St. 4, 14.<text:span text:style-name="T49">))</text:span> </text:p>
      <text:p text:style-name="Preformatted_20_Text"/>
      <text:p text:style-name="P31">24. A kedźbujmy jedyn na druheho tak, zo bychmy so wabili k lubosći a k dobrym skutkam; <text:span text:style-name="T2">ref((</text:span>Jan. 13, 34. Mark. 12, <text:span text:style-name="T50">3</text:span>1.<text:span text:style-name="T49">))</text:span></text:p>
      <text:p text:style-name="P31"><text:s/></text:p>
      <text:p text:style-name="P31">25. A njewopušćili sami swoje zhromadźenje, jako někotři wašnje maju; ale napominajmy so bjez sobu, a to ćim bóle, hač wy widźiće, zo so tón dźeń p<text:span text:style-name="T50">ř</text:span>ibli<text:span text:style-name="T50">ž</text:span>uje. <text:span text:style-name="T2">ref((</text:span>1 Kor. 10, 11.<text:span text:style-name="T49">))</text:span></text:p>
      <text:p text:style-name="P31"><text:s/></text:p>
      <text:p text:style-name="P31">26. Přetož jeli zo my ze sam<text:span text:style-name="T50">o</text:span>pašnej wolu zhrěšimy, hdyž my póznaće teje prawdosće smy dóstali, dha žadyn wopor dale za hrěchi njeje zbytkny; <text:span text:style-name="T2">ref((</text:span>St. 6, 4. 5.<text:span text:style-name="T49">))</text:span></text:p>
      <text:p text:style-name="Preformatted_20_Text"/>
      <text:p text:style-name="P32">27. Ale jene trašne wočakowanje teho suda a zahorjenje teho wohenja, kotryž póžrěć budźe tych přećiwnikow. <text:span text:style-name="T2">ref((</text:span>Zeph. 1, 18.<text:span text:style-name="T51">))</text:span> </text:p>
      <text:p text:style-name="P32"/>
      <text:p text:style-name="P32">28. Štóž Mójzasowy zakoń zaćisnje, dyrbi bjez smilnosće na dweju abo třoch swědkow wumrjeć. <text:span text:style-name="T2">ref((</text:span>5 Mójz. 17, 6. St. 19, 15. Jan. 8, 17.<text:span text:style-name="T51">))</text:span></text:p>
      <text:p text:style-name="P32"><text:s/></text:p>
      <text:p text:style-name="P32">29. Što dha so wam zda, kak wjele hóršeje štrafy budźe tón hódny, kiž Syna Božeho z nohomaj podtep<text:span text:style-name="T50">c</text:span>e a teho wotkazanja krej za nječi<text:span text:style-name="T50">s</text:span>tu dźerži, přez kotruž wón je wuswjećeny a kiž ducha teje hnady hani? <text:span text:style-name="T2">ref((</text:span>St. 2, 3. St. 12, 25. 1 Kor. 11, 25. 27.<text:span text:style-name="T51">))</text:span></text:p>
      <text:p text:style-name="P32"/>
      <text:p text:style-name="P32">30. Přetož my znajemy teho, kiž praji: To wjećenje je moje, ja chcu zapłaćić, praji tón Knjez. A zaso: Tón Knjez budźe swój lud sudźić. <text:span text:style-name="T2">ref((</text:span>5 Mójz. 32, 35. Rom. 12, 19.<text:span text:style-name="T51">))</text:span></text:p>
      <text:p text:style-name="P32"/>
      <text:p text:style-name="Preformatted_20_Text">31. Trašna wěc je, zapanuć do teju rukow teho žiweho Boha. </text:p>
      <text:p text:style-name="Preformatted_20_Text"/>
      <text:p text:style-name="Preformatted_20_Text">32. Spominajće pak na te prěńše dny, w kotrychž wy, rozswětleni, sće znosyli wulke bědźenje teho ćerpjenja; </text:p>
      <text:p text:style-name="Preformatted_20_Text"/>
      <text:p text:style-name="Preformatted_20_Text">33. Hdyž wy někotři sami sće přez hanjenje a tyšenje na směch postajeni; a někotři sće towaršojo byli tych samych, kotrymž so tak šło je. </text:p>
      <text:p text:style-name="Preformatted_20_Text"/>
      <text:p text:style-name="P32">34. Přetož wam běše tež žel mojich zwjazkow, a to pobranje wašich kubłow sće wy z wjesołosću přećerpili, dokelž wy wěsće, zo při sebi maće lěpše bohatstwo, kotrež w njebjesach je a wam wostanje. <text:span text:style-name="T2">ref((</text:span>Mat. 6, 20. St. 19, 21.<text:span text:style-name="T51">))</text:span></text:p>
      <text:p text:style-name="P32"/>
      <text:p text:style-name="P33">%----------------------------------- </text:p>
      <text:p text:style-name="P33"/>
      <text:p text:style-name="P32"><text:span text:style-name="T52">detail((</text:span>Tekst na nowe lěto. IV.<text:span text:style-name="T51">))</text:span></text:p>
      <text:p text:style-name="Preformatted_20_Text"/>
      <text:p text:style-name="P33">%----------------------------------- </text:p>
      <text:p text:style-name="P33"/>
      <text:p text:style-name="P32">35. Teho dla <text:span text:style-name="T53">[</text:span>znjećisńće waše dowěrjenje preč, kotrež ma wulke zapłaćenje. </text:p>
      <text:p text:style-name="P32"/>
      <text:p text:style-name="P32">36. Sće<text:span text:style-name="T50">r</text:span>pliwo<text:span text:style-name="T50">s</text:span>će je wam pak trjeba, zo byšće Božu wolu činili a to slubjenje dóstali.<text:span text:style-name="T53">]</text:span> <text:span text:style-name="T2">ref((</text:span><text:span text:style-name="T50">L</text:span>uk. 21, 19. Jak 5,7.<text:span text:style-name="T51">))</text:span></text:p>
      <text:p text:style-name="P32"><text:soft-page-break/></text:p>
      <text:p text:style-name="P32"/>
      <text:p text:style-name="P32">37. Přetož po małej chwili budźe tón přińć, kiž přińć ma, a njebudźe so komdźić. <text:span text:style-name="T2">ref((</text:span>1 Pětr. 1, 6. Hag. 2, 7.<text:span text:style-name="T51">))</text:span></text:p>
      <text:p text:style-name="P32"/>
      <text:p text:style-name="P33">%----------------------------------- </text:p>
      <text:p text:style-name="P33"/>
      <text:p text:style-name="P32"><text:span text:style-name="T52">detail((</text:span>Epistola na 18. njedźelu po swj. Trojicy.<text:span text:style-name="T51">))</text:span></text:p>
      <text:p text:style-name="P32"/>
      <text:p text:style-name="P33">%----------------------------------- </text:p>
      <text:p text:style-name="P32"><text:span text:style-name="T52"/></text:p>
      <text:p text:style-name="P32">38. [Prawy pak budźe z wěry žiwy. Ale štóž wot<text:span text:style-name="T50">s</text:span>tupić budźe, na tym moja duša žaneho spodobanja měć njebudźe. <text:span text:style-name="T2">ref((</text:span>Hab. 2, 7. Rom. 1, 17. Gal. 3, 11. Přisł. 3, 32.<text:span text:style-name="T51">))</text:span></text:p>
      <text:p text:style-name="P32"/>
      <text:p text:style-name="P32">39. My pak njejsmy wot tych, kiž wot<text:span text:style-name="T50">s</text:span>tupja a zatamani budźa; ale wot tych, kiž wěrja a dušu wumóža. <text:span text:style-name="T2">ref((</text:span>Tob. 2, 18.<text:span text:style-name="T51">))</text:span> </text:p>
      <text:p text:style-name="Preformatted_20_Text"/>
      <text:p text:style-name="P33">%----------------------------------- </text:p>
      <text:p text:style-name="P33"/>
      <text:p text:style-name="P32"><text:span text:style-name="T52">staw((</text:span>11. staw.<text:span text:style-name="T51">))</text:span></text:p>
      <text:p text:style-name="P32"/>
      <text:p text:style-name="P32"><text:span text:style-name="T51">detail((</text:span>Wo zbóžnychčinja<text:span text:style-name="T50">c</text:span>ej wěrje.<text:span text:style-name="T51">))</text:span> </text:p>
      <text:p text:style-name="Preformatted_20_Text"/>
      <text:p text:style-name="P33">%----------------------------------- </text:p>
      <text:p text:style-name="P33"/>
      <text:p text:style-name="P32">1. Ta wěra pak je twjerde załoženje teho, na kotrež nadźiju <text:span text:style-name="T50">s</text:span>tajimy, a je wěste dowjedźenje teho, štož njewidźimy. <text:span text:style-name="T2">ref((</text:span>Rom. 8, 38. 1 Kor. 2, 9.<text:span text:style-name="T51">))</text:span></text:p>
      <text:p text:style-name="Preformatted_20_Text"/>
      <text:p text:style-name="Preformatted_20_Text">2. Přetož přez tu samu su ći stari wobswědčenje dóstali. </text:p>
      <text:p text:style-name="Preformatted_20_Text"/>
      <text:p text:style-name="P34">3. Přez wěru póznajemy, zo tón swět přez Bože słowo je dokonjany, a zo wšitko, štož widźimy, z ničeho je sčinjene. <text:span text:style-name="T2">ref((</text:span>1 Mójz. 1, 1. Jan. 1, 10.<text:span text:style-name="T54">))</text:span></text:p>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49.tif.large.jpg </text:p>
      <text:p text:style-name="Preformatted_20_Text">%----------------------------------------------------------- </text:p>
      <text:p text:style-name="Preformatted_20_Text"/>
      <text:p text:style-name="Preformatted_20_Text"/>
      <text:p text:style-name="P34">4. Přez wěru je Bohu połniši wopor woprował Abel, dyžli Kain, přez kotruž so wopokazało je, zo je prawy, jako Bóh swědčenje da wot jeho darow, a přez tu samu wón hišće rěči, hač runje wumrěł je. <text:span text:style-name="T2">ref((</text:span>1 Mójz. 4, 4.<text:span text:style-name="T54">))</text:span></text:p>
      <text:p text:style-name="P34"><text:s/></text:p>
      <text:p text:style-name="P34">5. Přez wěru bu Enoch přesadźeny, zo by smjerće njewohladał; a njebu namakany, teho dla, zo Bóh jeho běše přesadźił; přetož prjedy hač wón bu přesadźeny, je wón swědčenje měł, zo so Bohu je spodobał. <text:span text:style-name="T2">ref((</text:span>1 Mójz. 5, 24.<text:span text:style-name="T54">))</text:span> </text:p>
      <text:p text:style-name="Preformatted_20_Text"/>
      <text:p text:style-name="P34">6. Ale bjez wěry móžno njeje, Bohu so spodobać; přetož štóž k Bohu chce přińć, tón ma wěrić, zo Bóh je, a zo wón tym, kotřiž jeho pytaju, myto dawa.<text:span text:style-name="T55">]</text:span> <text:span text:style-name="T2">ref((</text:span>Jer. 5, 3.<text:span text:style-name="T54">))</text:span></text:p>
      <text:p text:style-name="P34"/>
      <text:p text:style-name="P34">7. Přez wěru je Noa (wot Boha napominany, zo so teho boješe, štož hišće widźeć njeběše) tón kašć přihotował k zbožu swojeho doma, přez kotruž wón swět zatama; a je tu prawdosć herbował, kiž přez wěru přińdźe. <text:span text:style-name="T2">ref((</text:span>1 Mójz. 6, 8. 14. Rom. 4, 20. Rom. 3, 22. 24.<text:span text:style-name="T54">))</text:span></text:p>
      <text:p text:style-name="P34"/>
      <text:p text:style-name="P34">8. Přez wěru bě Abraham posłušny, jako wón powołany bu, zo by do teho kraja wušoł, kotryž za herbstwo wzać měješe; a wón wuńdźe a njewědźeše, hdźe by přišoł. <text:span text:style-name="T2">ref((</text:span>Jez. 41, 2. 1 Mójz. 12, 4.<text:span text:style-name="T54">))</text:span></text:p>
      <text:p text:style-name="P34"><text:s/></text:p>
      <text:p text:style-name="P34">9. Přez wěru je wón p<text:span text:style-name="T56">ř</text:span>ebywał w tym slubjenym kraju, jako w cuzym, a bydleše w hětach z Izaakom a z Jakubom, kotrajž tež z nim runaj herbaj teho sameho sluba běštaj. <text:span text:style-name="T2">ref((</text:span>1 Mójz. 14, 13. St. 35, 27.<text:span text:style-name="T54">))</text:span></text:p>
      <text:p text:style-name="P34"><text:s/></text:p>
      <text:p text:style-name="Preformatted_20_Text">10. Přetož wón čakaše na to město, kiž ma twjerdźiznu, kotrehož ćěsla a <text:span text:style-name="T56">s</text:span>wori<text:span text:style-name="T56">ć</text:span>el B<text:span text:style-name="T56">óh</text:span> je. </text:p>
      <text:p text:style-name="Preformatted_20_Text"/>
      <text:p text:style-name="P34">11. Přez wěru dósta tež ta Sara móc k podjeću a porodźi wyše časa swojeje starosće, dokelž za wěrneho teho měješe, kiž to slubił běše. <text:span text:style-name="T2">ref((</text:span>1 Mójz. 21, 2. Luk. 1, 36.<text:span text:style-name="T54">))</text:span></text:p>
      <text:p text:style-name="P34"/>
      <text:p text:style-name="P34">12. Teho dla tež wot jeneho, hač runje jako wotemrjeteho, jich tak wjele so je narodźiło, kak wjele je hwězdow na njebjesach a pěska na mó<text:span text:style-name="T56">rs</text:span>kim brjoze, kotryž njeje k p<text:span text:style-name="T56">ř</text:span>erachnowanju. <text:span text:style-name="T2">ref((</text:span>Rom. 4, 19. 1 Mójz. 15, 5. St. 22, 17.<text:span text:style-name="T54">))</text:span></text:p>
      <text:p text:style-name="P34"><text:s/></text:p>
      <text:p text:style-name="Preformatted_20_Text">13. Ći sami su wšitcy po wěrje wumrěli a njejsu tón slub dóstali; ale su z dala jón widźili, tež so z nim tróštowali a derje z pokojom byli a póznali, zo su hosćo a cuzomnicy na zemi. </text:p>
      <text:p text:style-name="Preformatted_20_Text"/>
      <text:p text:style-name="Preformatted_20_Text">14. Přetož kotřiž to praja, ći dadźa zjawnje zrozumić, zo wót<text:span text:style-name="T56">c</text:span>neho kraja pytaju. </text:p>
      <text:p text:style-name="Preformatted_20_Text"/>
      <text:p text:style-name="Preformatted_20_Text">15. A woprawdźe, hdy bychu na tamny sebi myslili, z kotrehož wušli běchu, dha su dosć časa měli so zaso wróćić. </text:p>
      <text:p text:style-name="Preformatted_20_Text"/>
      <text:p text:style-name="P34">16. Ale woni lěpšeho žadaju, to je teho njebjeskeho. Teho dla Bóh so njehańbuje, jich Bóh so mjenować; přetož wón je jim město přihotował. <text:span text:style-name="T2">ref((</text:span>2 Mójz. 3, 6. Mat. 22, 32.<text:span text:style-name="T54">))</text:span></text:p>
      <text:p text:style-name="P34"/>
      <text:p text:style-name="P34">17. Přez wěru woprowaše Abraham teho Izaaka, jako spytany bě; a woprowaše teho jeničkeho narodźeneho, jako wón tón slub hižom dóstał běše; <text:span text:style-name="T2">ref((</text:span>1 Mój<text:span text:style-name="T56">z</text:span>. 22, 1 x.<text:span text:style-name="T54">))</text:span></text:p>
      <text:p text:style-name="P34"/>
      <text:p text:style-name="P34">18. Kotremuž prajene běše: We Jzaaku budźe tebi twoje symjo narjeknjene; <text:span text:style-name="T2">ref((</text:span>1 Mójz. 21, 12. Rom. 9, 7.<text:span text:style-name="T54">))</text:span></text:p>
      <text:p text:style-name="P34"/>
      <text:p text:style-name="P34"><text:soft-page-break/></text:p>
      <text:p text:style-name="Preformatted_20_Text">19. A rozpomni při sebi, zo Bóh mócny je, tež wot morwych zbudźić; na to wón jeho tež jako wot morwych zbudźeneho zaso wza. </text:p>
      <text:p text:style-name="Preformatted_20_Text"/>
      <text:p text:style-name="P34">20. Přez wěru požohnowaše Jzaak na přichodne Jakuba a Ezawa. <text:span text:style-name="T2">ref((</text:span>1 Mójz. 27, 28.<text:span text:style-name="T54">))</text:span></text:p>
      <text:p text:style-name="Preformatted_20_Text"/>
      <text:p text:style-name="P34">21. Přez wěru požohnowaše Jakub mrějo wobeju synow Jozepha a po<text:span text:style-name="T56">c</text:span>hili so přećiwo wje<text:span text:style-name="T56">r</text:span>chu jeho <text:span text:style-name="T56">c</text:span>eptarja. <text:span text:style-name="T2">ref((</text:span>1 Mójz. 48, 15. St. 47, 31.<text:span text:style-name="T54">))</text:span></text:p>
      <text:p text:style-name="Preformatted_20_Text"/>
      <text:p text:style-name="P34">22. Přez wěru spomni Jozef mrějo na wuchod tych Israelskich dźěći a přikaza wot swojich kosćow. <text:span text:style-name="T2">ref((</text:span>1 Mójz. 50, 24.<text:span text:style-name="T54">))</text:span></text:p>
      <text:p text:style-name="P34"/>
      <text:p text:style-name="P34"/>
      <text:p text:style-name="P34"/>
      <text:p text:style-name="P34"/>
      <text:p text:style-name="P34"/>
      <text:p text:style-name="P4"><text:s/></text:p>
      <text:p text:style-name="Preformatted_20_Text">%----------------------------------- </text:p>
      <text:p text:style-name="Preformatted_20_Text">% https://digital.slub-dresden.de/data/kitodo/BibltojeZ_478590679/BibltojeZ_478590679_tif/jpegs/00001650.tif.large.jpg </text:p>
      <text:p text:style-name="Preformatted_20_Text">%----------------------------------------------------------- </text:p>
      <text:p text:style-name="Preformatted_20_Text"/>
      <text:p text:style-name="P35">23. Přez wěru bu Mójzas, jako so narodźił běše, přez tři měsacy potajeny wot swojeju staršeju, teho dla zo wonaj widźištaj, zo wón rjane dźěćatko běše; a njeboještaj so před kralow<text:span text:style-name="T57">s</text:span>kej přikaznju. <text:span text:style-name="T2">ref((</text:span>2 Mójz. 2, 2. Jap. zk. 5, 29.<text:span text:style-name="T58">))</text:span></text:p>
      <text:p text:style-name="Preformatted_20_Text"/>
      <text:p text:style-name="P35">24. Přez wěru noch<text:span text:style-name="T57">c</text:span>yše Mójzas, jako běše wulki naro<text:span text:style-name="T57">s</text:span>tł, syn teje dźowki Pharaonoweje wja<text:span text:style-name="T57">c</text:span>y rěkać; <text:span text:style-name="T2">ref((</text:span>2 Mójz. 2, 11. 12.<text:span text:style-name="T58">))</text:span></text:p>
      <text:p text:style-name="Preformatted_20_Text"/>
      <text:p text:style-name="P35">25. A zwoli k temu radšo, złe ćerpić z Božim ludom, dyžli na čas měć to hrěšne wok<text:span text:style-name="T57">ř</text:span>ewjenje; <text:span text:style-name="T2">ref((</text:span>P<text:span text:style-name="T57">s</text:span>. 84, 11.<text:span text:style-name="T58">))</text:span></text:p>
      <text:p text:style-name="P35"/>
      <text:p text:style-name="Preformatted_20_Text">26. A měješe Chrystusowu hanibu za wjetše bohatstwo, dyžli te ća<text:span text:style-name="T59">s</text:span>y <text:span text:style-name="T59">E</text:span>g<text:span text:style-name="T59">y</text:span>ptow<text:span text:style-name="T59">s</text:span>ke; přetož wón pohlada na to zapłaćenje. </text:p>
      <text:p text:style-name="Preformatted_20_Text"/>
      <text:p text:style-name="P35">27. Přez wěru wopušći wón Egyptowsku a njeboješe so kralow<text:span text:style-name="T59">s</text:span>keho hněwa; přetož wón so dźeržeše teho, kotrehož wón njewidźeše, jako by jeho widźił. <text:span text:style-name="T2">ref((</text:span>2 Mójz. 2, 15. St. 10, 28. 29. St. 14, 1 <text:span text:style-name="T59">x</text:span>. Jap. zk. 7, 29.<text:span text:style-name="T58">))</text:span></text:p>
      <text:p text:style-name="Preformatted_20_Text"/>
      <text:p text:style-name="P35">28. Přez wěru dźeržeše wón te jutry a to p<text:span text:style-name="T59">ř</text:span>eleće teje krwě, zo by tón, kiž te prěńše narody kón<text:span text:style-name="T59">c</text:span>owaše, jich njezajał. <text:span text:style-name="T2">ref((</text:span>2 Mójz. <text:span text:style-name="T59">1</text:span>2, 12. 18.<text:span text:style-name="T58">))</text:span></text:p>
      <text:p text:style-name="P35"/>
      <text:p text:style-name="P35">29. Přez wěru su woni šli přez če<text:span text:style-name="T59">r</text:span>wjene morjo, jako po suchej zemi; kotrež ći Eg<text:span text:style-name="T59">y</text:span>ptow<text:span text:style-name="T59">sc</text:span>y tež spytachu a so tepichu. <text:span text:style-name="T2">ref((</text:span>2 <text:span text:style-name="T59">Mó</text:span>jz. 14, 22.<text:span text:style-name="T58">))</text:span></text:p>
      <text:p text:style-name="P35"><text:s/></text:p>
      <text:p text:style-name="P35">30. Přez wěru padźechu te Jerichow<text:span text:style-name="T59">s</text:span>ke murje, jako wone přez sydom dnjow wob<text:span text:style-name="T59">c</text:span>hodźene běchu. <text:span text:style-name="T2">ref((</text:span>Joz. 6, 20.<text:span text:style-name="T58">))</text:span></text:p>
      <text:p text:style-name="Preformatted_20_Text"/>
      <text:p text:style-name="P35">31. Přez wěru njebu Rahab, ta kurwa, sobu skažena z tymi njewěrnymi, dokelž tych wobhonjerjow z měrom běše na hospodu wzała. <text:span text:style-name="T2">ref((</text:span>Joz. 2, 18. St. 6, 17. 23. Jak. 2, 25.<text:span text:style-name="T58">))</text:span></text:p>
      <text:p text:style-name="P35"/>
      <text:p text:style-name="P35">32. A što mam wja<text:span text:style-name="T59">c</text:span>y prajić? Čas by mi krótki był, hdy bych chcył pow<text:span text:style-name="T59">ě</text:span>dać wot Gideona a wot Baraka, wot Sim<text:span text:style-name="T59">s</text:span>ona a Jephthy, wot Dawida a Samuela a wot tych profetow, <text:span text:style-name="T2">ref((</text:span>Kn. sudn. 6, 11. St. 4, 6. St.15, 20. St.11, 6. 2 Sam.2, 4. 1 Sam. <text:span text:style-name="T59">7</text:span>, 15.<text:span text:style-name="T58">))</text:span></text:p>
      <text:p text:style-name="P35"/>
      <text:p text:style-name="P35">33. Kotřiž su přez wěru kralestwa přewinyli, prawdosć činili, slub dóstali, lawam klamy zatykali, <text:span text:style-name="T2">ref((</text:span>2 Sam. 8, 1.<text:span text:style-name="T58">))</text:span></text:p>
      <text:p text:style-name="P35"/>
      <text:p text:style-name="P35">34. Teho wohenja móc zahasli, teho mječa wótro<text:span text:style-name="T59">s</text:span>ći ćekli, su so mócni sčinili ze słabosće, su posylnjeni we wójnje, su cuzych wójska zahnali. <text:span text:style-name="T2">ref((</text:span>Dan. 3, 23. 24. 25.<text:span text:style-name="T58">))</text:span></text:p>
      <text:p text:style-name="Preformatted_20_Text"/>
      <text:p text:style-name="Preformatted_20_Text">35. <text:span text:style-name="T59">Ž</text:span>ón<text:span text:style-name="T59">s</text:span>ke su swojich morwych přez horjestawanje zaso wzałe; druzy pak su jako bubon ro<text:span text:style-name="T59">z</text:span>ćahani a njejsu žane wupłaćenje horje wzali, zo bychu lěpše horjestawanje dóstali. </text:p>
      <text:p text:style-name="Preformatted_20_Text"/>
      <text:p text:style-name="Preformatted_20_Text">36. Někotři pak su hanjenje a chłostanje přećerpili, k temu tež rjećazy a jastwo; </text:p>
      <text:p text:style-name="Preformatted_20_Text"/>
      <text:p text:style-name="P35">37. Woni su byli kamjenjowani, z piłu ro<text:span text:style-name="T59">z</text:span>rězani, spytani, z mječom morjeni; woni su wokoło chodźili we wowčich a koza<text:span text:style-name="T59">c</text:span>ych kožuchach, wopušćeni, ćišćeni a zlě zadźerženi, <text:span text:style-name="T2">ref((</text:span>1 Kral. 21, 13. 2 Kron. 24, 21. Jap. zk. 7, 59.<text:span text:style-name="T58">))</text:span> </text:p>
      <text:p text:style-name="Preformatted_20_Text"/>
      <text:p text:style-name="P35">38. (Kotrychž wšak swět hódny njeběše) a su so wokoło błudźili po pu<text:span text:style-name="T59">s</text:span>ćinach, po horach, w jamach a dźěrach teje zemje. <text:span text:style-name="T2">ref((</text:span>Kn. Mudr. 3, 5.<text:span text:style-name="T58">))</text:span></text:p>
      <text:p text:style-name="P35"/>
      <text:p text:style-name="P35"/>
      <text:p text:style-name="P35"><text:soft-page-break/><text:s/></text:p>
      <text:p text:style-name="Preformatted_20_Text">39. A ći su wšitcy přez wěru swědčenje měli a njejsu to slubjenje dóstali; </text:p>
      <text:p text:style-name="Preformatted_20_Text"/>
      <text:p text:style-name="Preformatted_20_Text">40. Dokelž Bóh něšto lěpše za nas prjedy běše wothladał, zo bychu woni bjez nas dokonjeni njebyli. </text:p>
      <text:p text:style-name="Preformatted_20_Text"/>
      <text:p text:style-name="P36">%----------------------------------- </text:p>
      <text:p text:style-name="P36"/>
      <text:p text:style-name="P35"><text:span text:style-name="T52">staw((</text:span>12. staw.<text:span text:style-name="T58">))</text:span></text:p>
      <text:p text:style-name="P35"/>
      <text:p text:style-name="P35"><text:span text:style-name="T58">detail((</text:span>Napominanje k sćerpliwosći a k bohabojaznosći.<text:span text:style-name="T58">))</text:span></text:p>
      <text:p text:style-name="P35"/>
      <text:p text:style-name="P35"><text:span text:style-name="T58">detail((</text:span>Epistola na njedźelu Reminizcere.<text:span text:style-name="T58">))</text:span> </text:p>
      <text:p text:style-name="Preformatted_20_Text"/>
      <text:p text:style-name="P36">%----------------------------------- </text:p>
      <text:p text:style-name="P36"/>
      <text:p text:style-name="P35">1. [Teho dla tež my, dokelž tajku wulku syłu swědkow wokoło sebje stejo mamy, wotpołožmy wšo brěmjo a tón hrěch, kiž so nas twjerdźe dźerži, a běžmy přez wob<text:span text:style-name="T59">s</text:span>tajnu sćerpliwosć na to bědźenje, kotrež nam je prjódk<text:span text:style-name="T59">s</text:span>tajene; <text:span text:style-name="T2">ref((</text:span>Rom. 6, 4. Eph. 4, 22. 1 Pětr. 2, 1. 1 Kor. 9, 24. Hebr. 10, 36.<text:span text:style-name="T58">))</text:span></text:p>
      <text:p text:style-name="Preformatted_20_Text"/>
      <text:p text:style-name="P37">2. A pohladajmy na Jezusa, kiž je spočatk a kónc teje wěry; kiž na město sebi prjódk<text:span text:style-name="T59">s</text:span>tajeneho wjesela znosy křiž, njerodźiwši wo hanibu, a je so sydnył k prawicy na Boži stoł. <text:span text:style-name="T2">ref((</text:span>Jez. 53, 4—8. Zjew. 3, 21.<text:span text:style-name="T60">))</text:span></text:p>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51.tif.large.jpg </text:p>
      <text:p text:style-name="Preformatted_20_Text">%----------------------------------------------------------- </text:p>
      <text:p text:style-name="Preformatted_20_Text"/>
      <text:p text:style-name="P37">3. Spomńće na teho, kiž tajke wšelke wurěčowanje wot hrěšnikow přećiwo sebi je p<text:span text:style-name="T61">ř</text:span>eće<text:span text:style-name="T61">r</text:span>pił, zo byšće wy njewu<text:span text:style-name="T61">s</text:span>tawali a so wašim dušam nje<text:span text:style-name="T61">s</text:span>e zło. <text:span text:style-name="T2">ref((</text:span>Luk. 2, 34.<text:span text:style-name="T60">))</text:span></text:p>
      <text:p text:style-name="P37"><text:s/></text:p>
      <text:p text:style-name="P37">4. Přetož wy hišće njejsće so hač do krwě p<text:span text:style-name="T61">ř</text:span>ećiwili na bědźenju přećiwo hrěchu, <text:span text:style-name="T2">ref((</text:span>1 Kor. 10, 13.<text:span text:style-name="T60">))</text:span></text:p>
      <text:p text:style-name="P37"><text:s/></text:p>
      <text:p text:style-name="P38">5. A sće cyle zapomnili teho napominanja, kiž k wam, jako k dźěćom, rěči: Mój syno, njeměj za snadne to Knjezowe powučenje a njezawutl</text:p>
      <text:p text:style-name="P38"><text:s/>před jeho khoztanjom; <text:span text:style-name="T2">ref((</text:span>Přisł. 3, 11. 12.<text:span text:style-name="T60">))</text:span></text:p>
      <text:p text:style-name="Preformatted_20_Text"/>
      <text:p text:style-name="P37">6. Přetož kohož tón Knjez lubo ma, teho wón powuči; wón kho<text:span text:style-name="T61">s</text:span>ta pak kóždeho, kotrehož wón za syna horje wozmje.<text:span text:style-name="T62">]</text:span> <text:span text:style-name="T2">ref((</text:span>Zjew. 3, 19.<text:span text:style-name="T60">))</text:span></text:p>
      <text:p text:style-name="P37"><text:s/></text:p>
      <text:p text:style-name="Preformatted_20_Text">7. Jeli zo wy to powučenje přećerpiće, dha so wam Bóh podawa jako dźěćom; přetož hdźe je syn, kotrehož by nan njepowučił? </text:p>
      <text:p text:style-name="Preformatted_20_Text"/>
      <text:p text:style-name="Preformatted_20_Text">8. A jeli wy sće bjez powučenja, kotrež su wšitcy dóstali, dha sće kurwi<text:span text:style-name="T61">s</text:span>ke a nic mandźelske dźěći. </text:p>
      <text:p text:style-name="Preformatted_20_Text"/>
      <text:p text:style-name="Preformatted_20_Text">9. Tež hdyž my našich ćělnych wótcow za wučerjow smy měli a so jich bojeli, njedyrbje-li my dha wjele wja<text:span text:style-name="T61">c</text:span>y poddani być temu Wótcu tych duchow, zo bychmy my žiwi byli? </text:p>
      <text:p text:style-name="Preformatted_20_Text"/>
      <text:p text:style-name="P37">10. A wšak woni su nas powučili mało dnjow, jako so jim je zdało; ale tón k našemu lěpšemu, na to zo bychmy my jeho swjećenje dóstali. </text:p>
      <text:p text:style-name="P37"/>
      <text:p text:style-name="P39">%----------------------------------- </text:p>
      <text:p text:style-name="P39"/>
      <text:p text:style-name="P37"><text:span text:style-name="T63">detail((</text:span>Tekst na njedźelu Oculi. IV.<text:span text:style-name="T60">))</text:span></text:p>
      <text:p text:style-name="Preformatted_20_Text"/>
      <text:p text:style-name="P39">%----------------------------------- </text:p>
      <text:p text:style-name="P39"/>
      <text:p text:style-name="P37">11. <text:span text:style-name="T62">[</text:span>Wšitko powučenje pak, hdyž tudy je, njezda so nam wjesełosć, ale zrudźba być; ale potom wone přinjese pokojny płód teje prawdosće tym, kiž přez to same su spytani. </text:p>
      <text:p text:style-name="P37"/>
      <text:p text:style-name="P37">12. Teho dla posylńće zaso te wisa<text:span text:style-name="T61">c</text:span>e ruki a te wu<text:span text:style-name="T61">s</text:span>tate kolena, <text:span text:style-name="T2">ref((</text:span>Jez. 35, 3.<text:span text:style-name="T60">))</text:span></text:p>
      <text:p text:style-name="Preformatted_20_Text"/>
      <text:p text:style-name="Preformatted_20_Text">13. A čińće rune <text:span text:style-name="T61">s</text:span>topy z wašimi nohami, zo by to, štož <text:span text:style-name="T61">c</text:span>hrome je, so njepodsunuło, ale wjele bóle wu<text:span text:style-name="T61">s</text:span>trowjene było. </text:p>
      <text:p text:style-name="Preformatted_20_Text"/>
      <text:p text:style-name="P37">14. Hońće za měrom přećiwo kóždemu a za swjećenjom, bjez kotrehož žadyn teho Knjeza wohladać njebudźe. <text:span text:style-name="T2">ref((</text:span>Rom. 12, 18. Mat. 5, 8. 20.<text:span text:style-name="T60">))</text:span></text:p>
      <text:p text:style-name="Preformatted_20_Text"/>
      <text:p text:style-name="P37">15. A kedźbujće na to, zo by něchto z Božeje hnady njewupanuł, zo něhdźe někajki hó<text:span text:style-name="T61">r</text:span>ki korjeń njeby wuro<text:span text:style-name="T61">s</text:span>tł a škodu načinił a jich wjele přez tón samy naškerjedźenych było;<text:span text:style-name="T62">]</text:span> <text:span text:style-name="T2">ref((</text:span>5 Mójz. 29, 18.<text:span text:style-name="T60">))</text:span></text:p>
      <text:p text:style-name="Preformatted_20_Text"/>
      <text:p text:style-name="P37">16. <text:span text:style-name="T61">Z</text:span>o by něhdźe něchtó njebył kurwar abo bjezbóžny, jako Ezaw, kiž za jenu jědź swój prěńši narod předa. <text:span text:style-name="T2">ref((</text:span>Eph. 5, 3. 1 Mójz. 25, 33.<text:span text:style-name="T60">))</text:span></text:p>
      <text:p text:style-name="P37"><text:s/></text:p>
      <text:p text:style-name="P37">17. Wěsće pak, zo wón potom, jako wón to žohnowanje chcyše herbować, je zaćisnjeny; přetož wón k pokuće města njenamaka, hač runje ju ze sylzami pytaše. <text:span text:style-name="T2">ref((</text:span>1 Mójz. 27, 30 x.<text:span text:style-name="T60">))</text:span></text:p>
      <text:p text:style-name="P37"/>
      <text:p text:style-name="P37"><text:soft-page-break/><text:s/></text:p>
      <text:p text:style-name="P37">18. Přetož wy njejsće přistupili k horje, kotrejež so móžeše dótknyć, a k horja<text:span text:style-name="T61">c</text:span>emu wohenju; ani k wichoru a k ćěmnosći a k njewjedru, <text:span text:style-name="T2">ref((</text:span>2 Mójz. 19, 12.<text:span text:style-name="T60">))</text:span> </text:p>
      <text:p text:style-name="P37"/>
      <text:p text:style-name="P37">19., Ani k zynkej teje truby a k hłosu tych słowow, hdźež ći, kotřiž jón słyšeli běchu, prošachu, zo by k nim wja<text:span text:style-name="T61">c</text:span>y rěčane njebyło. <text:span text:style-name="T2">ref((</text:span>2 Mójz. 20, 19.<text:span text:style-name="T60">))</text:span> </text:p>
      <text:p text:style-name="Preformatted_20_Text"/>
      <text:p text:style-name="P37">20. (Dokelž woni to znjesć njemóžachu, štož by rěčane było. Hdyž so skoćo teje hory dótknyło běše, dyrbješe wone kamjenjowane abo z kłokom zat<text:span text:style-name="T61">ř</text:span>ělene być; <text:span text:style-name="T2">ref((</text:span>2 Mójz. 19, 12. 13.<text:span text:style-name="T60">))</text:span></text:p>
      <text:p text:style-name="P37"><text:s/></text:p>
      <text:p text:style-name="Preformatted_20_Text">21. A tak trašne běše to same, štož so zjewi, zo tež Mójzas dźeše: Ja sym so na<text:span text:style-name="T61">s</text:span>tróžał a ržu wšitkón); </text:p>
      <text:p text:style-name="Preformatted_20_Text"/>
      <text:p text:style-name="P40">22. Ale wy sće přistupili k tej horje <text:span text:style-name="T64">C</text:span>ion<text:span text:style-name="T64">s</text:span>kej a k městu teho žiweho Boha, k temu njebjeskemu Jeruzalemu a k tej zhromadźiznje wjele tawzynt jandźelow, <text:span text:style-name="T2">ref((</text:span>Jez. 2, 2. Gal. 4, 26.<text:span text:style-name="T65">))</text:span></text:p>
      <text:p text:style-name="Preformatted_20_Text"/>
      <text:p text:style-name="Preformatted_20_Text"/>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52.tif.large.jpg </text:p>
      <text:p text:style-name="Preformatted_20_Text">%----------------------------------------------------------- </text:p>
      <text:p text:style-name="Preformatted_20_Text"/>
      <text:p text:style-name="P40">23. A k tej zhromadźiznje (a cyrkwi) tych prěnich narodźenych, kotřiž su w njebjesach napisani, a k Bohu, temu sudnikej wšitkich, a k tym ducham tych dokonjanych prawych, <text:span text:style-name="T2">ref((</text:span>Luk. 10, 20.<text:span text:style-name="T65">))</text:span> </text:p>
      <text:p text:style-name="Preformatted_20_Text"/>
      <text:p text:style-name="P40">24. A k temu srědnikej teho noweho zakonja, k Jezusu, a k tej krej teho wobkrjepjenja, kotraž lěpje rěči, dyžli Abelowa. <text:span text:style-name="T2">ref((</text:span>St. 8, 6. 1 Tim. 2, 5. 1 Mójz. 4, 10.<text:span text:style-name="T65">))</text:span></text:p>
      <text:p text:style-name="Preformatted_20_Text"/>
      <text:p text:style-name="P40">25. Hladajće so teho dla, zo byšće so teho njewobarali, kiž rěči. Přetož hdyž tamni njejsu ćekli, kiž so wobarachu, jako wón na zemi rěčeše, wjele mjenje budźemy my, jeli zo so wotwobroćimy wot teho, kiž z njebjes rěči, <text:span text:style-name="T2">ref((</text:span>St.2,7<text:span text:style-name="T65">))</text:span></text:p>
      <text:p text:style-name="P40"/>
      <text:p text:style-name="P40">26. Kotrehož hłós tehdy tu zemju hnu, nětk pak lubi a praji: Hišće junu budu ja hnuć, nic jeno zemju, ale tež njebjesa. <text:span text:style-name="T2">ref((</text:span>Hag. 2, 7.<text:span text:style-name="T65">))</text:span></text:p>
      <text:p text:style-name="P40"><text:s/></text:p>
      <text:p text:style-name="P40">27. Ale to hišće junu pokazuje, zo to hnute, jako sčinjene, so p<text:span text:style-name="T66">ř</text:span>esadźić dyrbi, zo by to njehnute wostało. <text:span text:style-name="T2">ref((</text:span>P<text:span text:style-name="T66">s</text:span>. 102, 27.<text:span text:style-name="T65">))</text:span></text:p>
      <text:p text:style-name="P40"/>
      <text:p text:style-name="P40">28. Teho dla, dokelž my d<text:span text:style-name="T66">ós</text:span>tanjemy kralestwo, kotrež hnute njebudźe, dha mamy hnadu, přez kotruž my Bohu słužimy po jeho spodobanju, z pósćiwosću a z bojosću; <text:span text:style-name="T2">ref((</text:span>Phil. 2, 12.<text:span text:style-name="T65">))</text:span></text:p>
      <text:p text:style-name="P40"><text:s/></text:p>
      <text:p text:style-name="P40">29. Přetož naš Bóh je póžera<text:span text:style-name="T66">c</text:span>y woheń. <text:span text:style-name="T2">ref((</text:span>5 Mójz. 4, 24. St. <text:span text:style-name="T66">9</text:span>, 3.<text:span text:style-name="T65">))</text:span></text:p>
      <text:p text:style-name="P40"/>
      <text:p text:style-name="P41">%----------------------------------- </text:p>
      <text:p text:style-name="P41"/>
      <text:p text:style-name="P40"><text:span text:style-name="T67">staw((</text:span>13. staw.<text:span text:style-name="T65">))</text:span></text:p>
      <text:p text:style-name="P40"/>
      <text:p text:style-name="P40"><text:span text:style-name="T65">detail((</text:span>Napominanje k k<text:span text:style-name="T66">ř</text:span>e<text:span text:style-name="T66">c</text:span>ćijan<text:span text:style-name="T66">s</text:span>kemu žiwjenju a k čistej wučbje.<text:span text:style-name="T65">))</text:span></text:p>
      <text:p text:style-name="Preformatted_20_Text"/>
      <text:p text:style-name="P41">%----------------------------------- </text:p>
      <text:p text:style-name="P41"/>
      <text:p text:style-name="P40">1. Brat<text:span text:style-name="T66">s</text:span>ka lubosć njech wostanje wob<text:span text:style-name="T66">s</text:span>tajna. <text:span text:style-name="T2">ref((</text:span>Rom. 12, 10.<text:span text:style-name="T65">))</text:span> </text:p>
      <text:p text:style-name="Preformatted_20_Text"/>
      <text:p text:style-name="P42">2. Njezapomńće to, zo byšće radźi hospodowali; přetož přez to su někotři njewjedźiwši jandźelow hospodowali. <text:span text:style-name="T2">ref((</text:span>1 Pětr. 4, 9. 1 Mójz. 18, 3. St. 19, 2. 3.<text:span text:style-name="T68">))</text:span></text:p>
      <text:p text:style-name="P42"/>
      <text:p text:style-name="Preformatted_20_Text">3. Spominajće na tych zwjazanych, jako byli wy porno jim zwjazani, a na tych, kotřiž so zlě maju, jako ći, kiž wy tež hišće w ćěle sće. </text:p>
      <text:p text:style-name="Preformatted_20_Text"/>
      <text:p text:style-name="P42">4. Njech budźe mandźelstwo čěsne dźeržane pola wšitkich a mandźelske łožo njewomazane; ale kurwarjow a mandźelstwo-łamarjow budźe Bóh sudźić. <text:span text:style-name="T2">ref((</text:span>2 Mójz. 20, 14.<text:span text:style-name="T68">))</text:span></text:p>
      <text:p text:style-name="P42"/>
      <text:p text:style-name="P42">5. Waše wašnje njech je bjez lakomn<text:span text:style-name="T66">s</text:span>twa na pjenjezy; a dajće sebi dosć być na tym, štož maće. Přetož wón je prajił: Ja će nochcu wopušćić ani nihdy će <text:span text:style-name="T66">s</text:span>komdźić; <text:span text:style-name="T2">ref((</text:span>Joz. 1, 5.<text:span text:style-name="T68">))</text:span></text:p>
      <text:p text:style-name="P42"/>
      <text:p text:style-name="P42">6. Tak zo so jemu dowěrić a rjeknyć móžemy: Tón Knjez je mój pomocnik, a ja nochcu so bojeć; što móže mi čłowjek činić? <text:span text:style-name="T2">ref((</text:span>P<text:span text:style-name="T66">s</text:span>. 56, 5. P<text:span text:style-name="T66">s</text:span>. 118, 6.<text:span text:style-name="T68">))</text:span></text:p>
      <text:p text:style-name="P42"><text:s/></text:p>
      <text:p text:style-name="P42">7. Spominajće na wašich wučerjow, kiž wam Bože słowo su pow<text:span text:style-name="T66">ě</text:span>dali, a kedźbujće na tón wuchod jich zadźerženja a čińće po jich wěrje. <text:span text:style-name="T2">ref((</text:span><text:span text:style-name="T66">Š</text:span>t. 17. 1. Kor. 4, 16. St. 11, 1.<text:span text:style-name="T68">))</text:span></text:p>
      <text:p text:style-name="P42"/>
      <text:p text:style-name="P42"/>
      <text:p text:style-name="P42"><text:soft-page-break/></text:p>
      <text:p text:style-name="P42"/>
      <text:p text:style-name="P43">%----------------------------------- </text:p>
      <text:p text:style-name="P42"><text:span text:style-name="T1"/></text:p>
      <text:p text:style-name="P42"><text:span text:style-name="T69">detail((</text:span>Tekst na 7. njedźelu po swj. Trojicy. IV.<text:span text:style-name="T68">))</text:span></text:p>
      <text:p text:style-name="P42"/>
      <text:p text:style-name="P43">%----------------------------------- </text:p>
      <text:p text:style-name="P42"><text:span text:style-name="T1"/></text:p>
      <text:p text:style-name="P42">8. [Jezus Chrystus je wčera a dźensa, a tón samy, kiž wón je, budźe tež do wěčnosće. <text:span text:style-name="T2">ref((</text:span>Zjew. 1, 17.<text:span text:style-name="T68">))</text:span></text:p>
      <text:p text:style-name="P42"><text:s/></text:p>
      <text:p text:style-name="P42">9. Njedajće so ze wšelkimi a z <text:span text:style-name="T66">c</text:span>uzymi wučbami wokoło honić. Přetož krasna wěc je, hdyž wutroba budźe wobtwjerdźena přez hnadu, nic přez jědźe, z kotrychž žadyn wužitk nimaju, kotřiž z nimi wokoło chodźa.<text:span text:style-name="T70">]</text:span> <text:span text:style-name="T2">ref((</text:span>Jer. 29, 8.<text:span text:style-name="T68">))</text:span></text:p>
      <text:p text:style-name="P42"/>
      <text:p text:style-name="Preformatted_20_Text">10. My mamy wołtar, wot kotrehož nimaju móc jěsć, kotřiž w tej hěće Bohu słuža. </text:p>
      <text:p text:style-name="Preformatted_20_Text"/>
      <text:p text:style-name="P42">11. Přetož kotrychž <text:span text:style-name="T66">s</text:span>koćatow krej nošena budźe přez wyšeho měšnika do swjatnicy za hrěchi, tych samych mjasa budźa spalene wonkach před lěhwom. <text:span text:style-name="T2">ref((</text:span>3 Mójz. 4, 5. St. 16, 27. 2 Mójz. 29, 14.<text:span text:style-name="T68">))</text:span></text:p>
      <text:p text:style-name="Preformatted_20_Text"/>
      <text:p text:style-name="Preformatted_20_Text">12. Teho dla tež Jezus, zo by wón tón lud swjećił přez samu swoju krej, je wón wonkach před wrotami ćerpił. </text:p>
      <text:p text:style-name="Preformatted_20_Text"/>
      <text:p text:style-name="Preformatted_20_Text"/>
      <text:p text:style-name="Preformatted_20_Text"/>
      <text:p text:style-name="P4"><text:s/></text:p>
      <text:p text:style-name="Preformatted_20_Text">%----------------------------------- </text:p>
      <text:p text:style-name="Preformatted_20_Text">% https://digital.slub-dresden.de/data/kitodo/BibltojeZ_478590679/BibltojeZ_478590679_tif/jpegs/00001653.tif.large.jpg </text:p>
      <text:p text:style-name="Preformatted_20_Text">%----------------------------------------------------------- </text:p>
      <text:p text:style-name="Preformatted_20_Text"/>
      <text:p text:style-name="Preformatted_20_Text">13. Dźimy teho dla k njemu won před lěhwo a njesmy jeho hanibu. </text:p>
      <text:p text:style-name="P44"/>
      <text:p text:style-name="P44">14. Přetož my nimamy tudy žane wobstajne město, ale to přichodne pytamy. <text:span text:style-name="T2">ref((</text:span>P<text:span text:style-name="T66">s</text:span>. 39, 13. 14.<text:span text:style-name="T71">))</text:span></text:p>
      <text:p text:style-name="P44"/>
      <text:p text:style-name="P45">%----------------------------------- </text:p>
      <text:p text:style-name="P44"><text:span text:style-name="T1"/></text:p>
      <text:p text:style-name="P46"><text:span text:style-name="T69">detail((</text:span>Tekst na 19. njedźelu po swj. Trojicy. IV.<text:span text:style-name="T66">))</text:span> </text:p>
      <text:p text:style-name="Preformatted_20_Text"/>
      <text:p text:style-name="P45">%----------------------------------- </text:p>
      <text:p text:style-name="P44"><text:span text:style-name="T1"/></text:p>
      <text:p text:style-name="P44">15. <text:span text:style-name="T72">[</text:span>Woprujmy teho dla přez njeho Bohu přeco chwalobny wopor, to je, płód teju hubow, kotrejž jeho mjeno póznajetej. <text:span text:style-name="T2">ref((</text:span>3 Mójz. 7, 12. P<text:span text:style-name="T73">s</text:span>. 50, 23.<text:span text:style-name="T71">))</text:span></text:p>
      <text:p text:style-name="P44"><text:s/></text:p>
      <text:p text:style-name="P44">16. Dobrotu pak činić a wudźělić njezapomńće; přetož tajke wopory spodobaju so Bohu derje.<text:span text:style-name="T72">]</text:span> <text:span text:style-name="T2">ref((</text:span>Sir. 40, 17. Phil. 4, 16.<text:span text:style-name="T71">))</text:span></text:p>
      <text:p text:style-name="P44"/>
      <text:p text:style-name="Preformatted_20_Text">17. Posłuchajće wašich wučerjow a podćisńće so jim; přetož woni wašich dušow dla wachuja, jako ći, kiž maju rachnowanje dać za te same, zo bychu to z wjesołosću činili a nic ze zdychowanjom; přetož to za was njeje. </text:p>
      <text:p text:style-name="Preformatted_20_Text"/>
      <text:p text:style-name="Preformatted_20_Text">18. Prošće za nas. Přetož naš trošt je tón, zo dobre swědomnje mamy a smy na tym, zo bychmy so derje zadźerželi pola wšitkich. </text:p>
      <text:p text:style-name="Preformatted_20_Text"/>
      <text:p text:style-name="Preformatted_20_Text">19. Najbóle pak napominam was, zo byšće to činili, čim skeršo ja zaso k wam přińć budu. </text:p>
      <text:p text:style-name="Preformatted_20_Text"/>
      <text:p text:style-name="P44">20. Bóh teho měra pak, kiž wot morwych je wuwjedł přez tu krej teho wěčneho zakonja teho wulkeho pastyrja tych wowcow, našeho Knjeza Jezusa, <text:span text:style-name="T2">ref((</text:span>Jan. 10, 12. 1 Pětr. 2, 25.<text:span text:style-name="T71">))</text:span></text:p>
      <text:p text:style-name="P44"/>
      <text:p text:style-name="Preformatted_20_Text">21. Njech čini was hotowych we wšitkim dobrym skutku, zo byšće jeho wolu činili; a njech dokonja we was to, štož před nim je spodobne, přez Jezom Chrysta, kotremuž budź česć wot wěčnosće hač do wěčnosće. Hamjeń. </text:p>
      <text:p text:style-name="Preformatted_20_Text"/>
      <text:p text:style-name="Preformatted_20_Text">22. Prošu was pak, lubi bratřa, znjesće sćerpliwje to słowo teho napominanja; přetož ja sym wam z krótkim pisał. </text:p>
      <text:p text:style-name="Preformatted_20_Text"/>
      <text:p text:style-name="Preformatted_20_Text">23. Dam wam tež k wědźenju, zo naš bratr Timothej je wupušćeny, z kotrymž, jeli zo wón skoro přińdźe, ja was chcu wohladać. </text:p>
      <text:p text:style-name="Preformatted_20_Text"/>
      <text:p text:style-name="Preformatted_20_Text">24. Rjekńće wjele dobreho wšitkim wašim wučerjam a wšitkim swjatym. Wam wjele dobreho dadźa powjedźić ći bratřa z Wal<text:span text:style-name="T73">s</text:span>keje. </text:p>
      <text:p text:style-name="Preformatted_20_Text"/>
      <text:p text:style-name="P44">25. Ta hnada budź z wami wšitkimi. Hamjeń. <text:span text:style-name="T2">ref((</text:span>2 Tim. 4, 22. Tit. 3, 15.<text:span text:style-name="T71">))</text:span></text:p>
      <text:p text:style-name="P44"/>
      <text:p text:style-name="P47">vertspace(()) List na Hebrejskich je pisany z Wal<text:span text:style-name="T73">s</text:span>keje a pósłany přez Timotheja. </text:p>
      <text:p text:style-name="P44"/>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3-24T17:47:59.440303200</dc:date>
    <meta:editing-duration>PT4H6M13S</meta:editing-duration>
    <meta:editing-cycles>51</meta:editing-cycles>
    <meta:generator>LibreOffice/26.2.0.3$Windows_X86_64 LibreOffice_project/620$Build-3</meta:generator>
    <meta:document-statistic meta:table-count="0" meta:image-count="0" meta:object-count="0" meta:page-count="30" meta:paragraph-count="512" meta:word-count="8027" meta:character-count="49968" meta:non-whitespace-character-count="42047"/>
  </office:meta>
</office:document-meta>
</file>